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27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1.44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173in"/>
    </style:style>
    <style:style style:name="co7" style:family="table-column">
      <style:table-column-properties fo:break-before="auto" style:column-width="1.4118in"/>
    </style:style>
    <style:style style:name="co8" style:family="table-column">
      <style:table-column-properties fo:break-before="auto" style:column-width="1.1071in"/>
    </style:style>
    <style:style style:name="co9" style:family="table-column">
      <style:table-column-properties fo:break-before="auto" style:column-width="0.9236in"/>
    </style:style>
    <style:style style:name="co10" style:family="table-column">
      <style:table-column-properties fo:break-before="auto" style:column-width="1.3598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arameter</text:p>
          </table:table-cell>
          <table:table-cell table:number-columns-repeated="4"/>
        </table:table-row>
        <table:table-row table:style-name="ro1">
          <table:table-cell office:value-type="string">
            <text:p>Table Analyzed</text:p>
          </table:table-cell>
          <table:table-cell office:value-type="string">
            <text:p>Interburst Interva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wo-way ANOV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% of total variation</text:p>
          </table:table-cell>
          <table:table-cell office:value-type="string">
            <text:p>P value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2.11">
            <text:p>2.11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87.13">
            <text:p>87.13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.8">
            <text:p>1.8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P value summary</text:p>
          </table:table-cell>
          <table:table-cell office:value-type="string">
            <text:p>Significant?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Df</text:p>
          </table:table-cell>
          <table:table-cell office:value-type="string">
            <text:p>Sum-of-squares</text:p>
          </table:table-cell>
          <table:table-cell office:value-type="string">
            <text:p>Mean squar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16">
            <text:p>16</text:p>
          </table:table-cell>
          <table:table-cell office:value-type="float" office:value="12.22">
            <text:p>12.22</text:p>
          </table:table-cell>
          <table:table-cell office:value-type="float" office:value="0.7639">
            <text:p>0.7639</text:p>
          </table:table-cell>
          <table:table-cell office:value-type="float" office:value="38.24">
            <text:p>38.24</text:p>
          </table:table-cell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16">
            <text:p>16</text:p>
          </table:table-cell>
          <table:table-cell office:value-type="float" office:value="505.8">
            <text:p>505.8</text:p>
          </table:table-cell>
          <table:table-cell office:value-type="float" office:value="31.61">
            <text:p>31.61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">
            <text:p>1</text:p>
          </table:table-cell>
          <table:table-cell table:number-columns-repeated="2" office:value-type="float" office:value="10.42">
            <text:p>10.42</text:p>
          </table:table-cell>
          <table:table-cell office:value-type="float" office:value="521.9">
            <text:p>521.9</text:p>
          </table:table-cell>
        </table:table-row>
        <table:table-row table:style-name="ro1">
          <table:table-cell office:value-type="string">
            <text:p><text:s text:c="2"/>Residual</text:p>
          </table:table-cell>
          <table:table-cell office:value-type="float" office:value="2606">
            <text:p>2606</text:p>
          </table:table-cell>
          <table:table-cell office:value-type="float" office:value="52.05">
            <text:p>52.05</text:p>
          </table:table-cell>
          <table:table-cell office:value-type="float" office:value="0.01997">
            <text:p>0.0199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umber of missing values</text:p>
          </table:table-cell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onferroni posttes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0.6247">
            <text:p>0.6247</text:p>
          </table:table-cell>
          <table:table-cell office:value-type="float" office:value="-0.5376">
            <text:p>-0.5376</text:p>
          </table:table-cell>
          <table:table-cell office:value-type="string">
            <text:p>-0.6218 to -0.453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0.7486 to 0.74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5376">
            <text:p>-0.5376</text:p>
          </table:table-cell>
          <table:table-cell office:value-type="float" office:value="23.91">
            <text:p>23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3.134">
            <text:p>3.134</text:p>
          </table:table-cell>
          <table:table-cell office:value-type="float" office:value="1.971">
            <text:p>1.971</text:p>
          </table:table-cell>
          <table:table-cell office:value-type="string">
            <text:p>1.887 to 2.05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.716">
            <text:p>2.716</text:p>
          </table:table-cell>
          <table:table-cell office:value-type="string">
            <text:p>2.183 to 3.2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71">
            <text:p>1.971</text:p>
          </table:table-cell>
          <table:table-cell office:value-type="float" office:value="87.95">
            <text:p>87.9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19.1">
            <text:p>19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2.36">
            <text:p>2.36</text:p>
          </table:table-cell>
          <table:table-cell office:value-type="float" office:value="1.197">
            <text:p>1.197</text:p>
          </table:table-cell>
          <table:table-cell office:value-type="string">
            <text:p>1.113 to 1.28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1.877">
            <text:p>1.877</text:p>
          </table:table-cell>
          <table:table-cell office:value-type="string">
            <text:p>1.344 to 2.4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97">
            <text:p>1.197</text:p>
          </table:table-cell>
          <table:table-cell office:value-type="float" office:value="53.41">
            <text:p>53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13.2">
            <text:p>13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1.754">
            <text:p>1.754</text:p>
          </table:table-cell>
          <table:table-cell office:value-type="float" office:value="0.5918">
            <text:p>0.5918</text:p>
          </table:table-cell>
          <table:table-cell office:value-type="string">
            <text:p>0.5079 to 0.675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1.387">
            <text:p>1.387</text:p>
          </table:table-cell>
          <table:table-cell office:value-type="string">
            <text:p>0.8545 to 1.9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918">
            <text:p>0.5918</text:p>
          </table:table-cell>
          <table:table-cell office:value-type="float" office:value="26.4">
            <text:p>26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9.754">
            <text:p>9.7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1.407">
            <text:p>1.407</text:p>
          </table:table-cell>
          <table:table-cell office:value-type="float" office:value="0.2447">
            <text:p>0.2447</text:p>
          </table:table-cell>
          <table:table-cell office:value-type="string">
            <text:p>0.1607 to 0.32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1.046">
            <text:p>1.046</text:p>
          </table:table-cell>
          <table:table-cell office:value-type="string">
            <text:p>0.5132 to 1.5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2447">
            <text:p>0.2447</text:p>
          </table:table-cell>
          <table:table-cell office:value-type="float" office:value="10.91">
            <text:p>10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7.355">
            <text:p>7.35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1.15">
            <text:p>1.15</text:p>
          </table:table-cell>
          <table:table-cell office:value-type="float" office:value="-0.01265">
            <text:p>-0.01265</text:p>
          </table:table-cell>
          <table:table-cell office:value-type="string">
            <text:p>-0.09661 to 0.0713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0.8258">
            <text:p>0.8258</text:p>
          </table:table-cell>
          <table:table-cell office:value-type="string">
            <text:p>0.2931 to 1.3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1265">
            <text:p>-0.01265</text:p>
          </table:table-cell>
          <table:table-cell office:value-type="float" office:value="0.5641">
            <text:p>0.564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5.807">
            <text:p>5.80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3.343">
            <text:p>3.343</text:p>
          </table:table-cell>
          <table:table-cell office:value-type="float" office:value="2.181">
            <text:p>2.181</text:p>
          </table:table-cell>
          <table:table-cell office:value-type="string">
            <text:p>2.097 to 2.26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341">
            <text:p>3.341</text:p>
          </table:table-cell>
          <table:table-cell office:value-type="string">
            <text:p>2.808 to 3.8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181">
            <text:p>2.181</text:p>
          </table:table-cell>
          <table:table-cell office:value-type="float" office:value="97.27">
            <text:p>97.2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41">
            <text:p>3.341</text:p>
          </table:table-cell>
          <table:table-cell office:value-type="float" office:value="23.49">
            <text:p>23.4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3.256">
            <text:p>3.256</text:p>
          </table:table-cell>
          <table:table-cell office:value-type="float" office:value="2.093">
            <text:p>2.093</text:p>
          </table:table-cell>
          <table:table-cell office:value-type="string">
            <text:p>2.010 to 2.17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08">
            <text:p>3.08</text:p>
          </table:table-cell>
          <table:table-cell office:value-type="string">
            <text:p>2.548 to 3.6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093">
            <text:p>2.093</text:p>
          </table:table-cell>
          <table:table-cell office:value-type="float" office:value="93.39">
            <text:p>93.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8">
            <text:p>3.08</text:p>
          </table:table-cell>
          <table:table-cell office:value-type="float" office:value="21.66">
            <text:p>21.6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2.876">
            <text:p>2.876</text:p>
          </table:table-cell>
          <table:table-cell office:value-type="float" office:value="1.714">
            <text:p>1.714</text:p>
          </table:table-cell>
          <table:table-cell office:value-type="string">
            <text:p>1.630 to 1.79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.451">
            <text:p>2.451</text:p>
          </table:table-cell>
          <table:table-cell office:value-type="string">
            <text:p>1.918 to 2.9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14">
            <text:p>1.714</text:p>
          </table:table-cell>
          <table:table-cell office:value-type="float" office:value="76.46">
            <text:p>76.4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451">
            <text:p>2.451</text:p>
          </table:table-cell>
          <table:table-cell office:value-type="float" office:value="17.23">
            <text:p>17.2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2.367">
            <text:p>2.367</text:p>
          </table:table-cell>
          <table:table-cell office:value-type="float" office:value="1.205">
            <text:p>1.205</text:p>
          </table:table-cell>
          <table:table-cell office:value-type="string">
            <text:p>1.121 to 1.28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1.944">
            <text:p>1.944</text:p>
          </table:table-cell>
          <table:table-cell office:value-type="string">
            <text:p>1.411 to 2.4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205">
            <text:p>1.205</text:p>
          </table:table-cell>
          <table:table-cell office:value-type="float" office:value="53.74">
            <text:p>53.7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44">
            <text:p>1.944</text:p>
          </table:table-cell>
          <table:table-cell office:value-type="float" office:value="13.67">
            <text:p>13.6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1.274">
            <text:p>1.274</text:p>
          </table:table-cell>
          <table:table-cell office:value-type="float" office:value="0.1119">
            <text:p>0.1119</text:p>
          </table:table-cell>
          <table:table-cell office:value-type="string">
            <text:p>0.03907 to 0.184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1.632">
            <text:p>1.632</text:p>
          </table:table-cell>
          <table:table-cell office:value-type="string">
            <text:p>1.100 to 2.1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119">
            <text:p>0.1119</text:p>
          </table:table-cell>
          <table:table-cell office:value-type="float" office:value="5.756">
            <text:p>5.75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32">
            <text:p>1.632</text:p>
          </table:table-cell>
          <table:table-cell office:value-type="float" office:value="11.48">
            <text:p>11.4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3.406">
            <text:p>3.406</text:p>
          </table:table-cell>
          <table:table-cell office:value-type="float" office:value="2.244">
            <text:p>2.244</text:p>
          </table:table-cell>
          <table:table-cell office:value-type="string">
            <text:p>2.160 to 2.32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384">
            <text:p>3.384</text:p>
          </table:table-cell>
          <table:table-cell office:value-type="string">
            <text:p>2.852 to 3.9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244">
            <text:p>2.244</text:p>
          </table:table-cell>
          <table:table-cell office:value-type="float" office:value="100.1">
            <text:p>100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84">
            <text:p>3.384</text:p>
          </table:table-cell>
          <table:table-cell office:value-type="float" office:value="23.8">
            <text:p>23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3.357">
            <text:p>3.357</text:p>
          </table:table-cell>
          <table:table-cell office:value-type="float" office:value="2.194">
            <text:p>2.194</text:p>
          </table:table-cell>
          <table:table-cell office:value-type="string">
            <text:p>2.111 to 2.27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332">
            <text:p>3.332</text:p>
          </table:table-cell>
          <table:table-cell office:value-type="string">
            <text:p>2.799 to 3.8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194">
            <text:p>2.194</text:p>
          </table:table-cell>
          <table:table-cell office:value-type="float" office:value="97.9">
            <text:p>97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32">
            <text:p>3.332</text:p>
          </table:table-cell>
          <table:table-cell office:value-type="float" office:value="23.43">
            <text:p>23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3.302">
            <text:p>3.302</text:p>
          </table:table-cell>
          <table:table-cell office:value-type="float" office:value="2.14">
            <text:p>2.14</text:p>
          </table:table-cell>
          <table:table-cell office:value-type="string">
            <text:p>2.056 to 2.22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274">
            <text:p>3.274</text:p>
          </table:table-cell>
          <table:table-cell office:value-type="string">
            <text:p>2.741 to 3.8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14">
            <text:p>2.14</text:p>
          </table:table-cell>
          <table:table-cell office:value-type="float" office:value="95.47">
            <text:p>95.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274">
            <text:p>3.274</text:p>
          </table:table-cell>
          <table:table-cell office:value-type="float" office:value="23.02">
            <text:p>23.0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3.226">
            <text:p>3.226</text:p>
          </table:table-cell>
          <table:table-cell office:value-type="float" office:value="2.063">
            <text:p>2.063</text:p>
          </table:table-cell>
          <table:table-cell office:value-type="string">
            <text:p>1.979 to 2.14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064">
            <text:p>3.064</text:p>
          </table:table-cell>
          <table:table-cell office:value-type="string">
            <text:p>2.531 to 3.5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063">
            <text:p>2.063</text:p>
          </table:table-cell>
          <table:table-cell office:value-type="float" office:value="92.05">
            <text:p>92.0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64">
            <text:p>3.064</text:p>
          </table:table-cell>
          <table:table-cell office:value-type="float" office:value="21.54">
            <text:p>21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62">
            <text:p>1.162</text:p>
          </table:table-cell>
          <table:table-cell office:value-type="float" office:value="3.106">
            <text:p>3.106</text:p>
          </table:table-cell>
          <table:table-cell office:value-type="float" office:value="1.944">
            <text:p>1.944</text:p>
          </table:table-cell>
          <table:table-cell office:value-type="string">
            <text:p>1.860 to 2.02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.755">
            <text:p>2.755</text:p>
          </table:table-cell>
          <table:table-cell office:value-type="string">
            <text:p>2.223 to 3.2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44">
            <text:p>1.944</text:p>
          </table:table-cell>
          <table:table-cell office:value-type="float" office:value="86.7">
            <text:p>86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55">
            <text:p>2.755</text:p>
          </table:table-cell>
          <table:table-cell office:value-type="float" office:value="19.37">
            <text:p>19.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3.134">
            <text:p>3.134</text:p>
          </table:table-cell>
          <table:table-cell office:value-type="float" office:value="2.509">
            <text:p>2.509</text:p>
          </table:table-cell>
          <table:table-cell office:value-type="string">
            <text:p>2.425 to 2.59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.716">
            <text:p>2.716</text:p>
          </table:table-cell>
          <table:table-cell office:value-type="string">
            <text:p>2.183 to 3.2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509">
            <text:p>2.509</text:p>
          </table:table-cell>
          <table:table-cell office:value-type="float" office:value="111.9">
            <text:p>111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19.1">
            <text:p>19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2.36">
            <text:p>2.36</text:p>
          </table:table-cell>
          <table:table-cell office:value-type="float" office:value="1.735">
            <text:p>1.735</text:p>
          </table:table-cell>
          <table:table-cell office:value-type="string">
            <text:p>1.651 to 1.81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1.877">
            <text:p>1.877</text:p>
          </table:table-cell>
          <table:table-cell office:value-type="string">
            <text:p>1.344 to 2.4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35">
            <text:p>1.735</text:p>
          </table:table-cell>
          <table:table-cell office:value-type="float" office:value="77.39">
            <text:p>77.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13.2">
            <text:p>13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1.754">
            <text:p>1.754</text:p>
          </table:table-cell>
          <table:table-cell office:value-type="float" office:value="1.129">
            <text:p>1.129</text:p>
          </table:table-cell>
          <table:table-cell office:value-type="string">
            <text:p>1.045 to 1.21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1.387">
            <text:p>1.387</text:p>
          </table:table-cell>
          <table:table-cell office:value-type="string">
            <text:p>0.8545 to 1.9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29">
            <text:p>1.129</text:p>
          </table:table-cell>
          <table:table-cell office:value-type="float" office:value="50.38">
            <text:p>50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9.754">
            <text:p>9.7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1.407">
            <text:p>1.407</text:p>
          </table:table-cell>
          <table:table-cell office:value-type="float" office:value="0.7823">
            <text:p>0.7823</text:p>
          </table:table-cell>
          <table:table-cell office:value-type="string">
            <text:p>0.6983 to 0.866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1.046">
            <text:p>1.046</text:p>
          </table:table-cell>
          <table:table-cell office:value-type="string">
            <text:p>0.5132 to 1.5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7823">
            <text:p>0.7823</text:p>
          </table:table-cell>
          <table:table-cell office:value-type="float" office:value="34.9">
            <text:p>34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7.355">
            <text:p>7.35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1.15">
            <text:p>1.15</text:p>
          </table:table-cell>
          <table:table-cell office:value-type="float" office:value="0.5249">
            <text:p>0.5249</text:p>
          </table:table-cell>
          <table:table-cell office:value-type="string">
            <text:p>0.4410 to 0.608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0.8258">
            <text:p>0.8258</text:p>
          </table:table-cell>
          <table:table-cell office:value-type="string">
            <text:p>0.2931 to 1.3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249">
            <text:p>0.5249</text:p>
          </table:table-cell>
          <table:table-cell office:value-type="float" office:value="23.42">
            <text:p>23.4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5.807">
            <text:p>5.80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3.343">
            <text:p>3.343</text:p>
          </table:table-cell>
          <table:table-cell office:value-type="float" office:value="2.718">
            <text:p>2.718</text:p>
          </table:table-cell>
          <table:table-cell office:value-type="string">
            <text:p>2.634 to 2.80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341">
            <text:p>3.341</text:p>
          </table:table-cell>
          <table:table-cell office:value-type="string">
            <text:p>2.808 to 3.8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718">
            <text:p>2.718</text:p>
          </table:table-cell>
          <table:table-cell office:value-type="float" office:value="121.3">
            <text:p>121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41">
            <text:p>3.341</text:p>
          </table:table-cell>
          <table:table-cell office:value-type="float" office:value="23.49">
            <text:p>23.4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3.256">
            <text:p>3.256</text:p>
          </table:table-cell>
          <table:table-cell office:value-type="float" office:value="2.631">
            <text:p>2.631</text:p>
          </table:table-cell>
          <table:table-cell office:value-type="string">
            <text:p>2.547 to 2.71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08">
            <text:p>3.08</text:p>
          </table:table-cell>
          <table:table-cell office:value-type="string">
            <text:p>2.548 to 3.6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631">
            <text:p>2.631</text:p>
          </table:table-cell>
          <table:table-cell office:value-type="float" office:value="117.4">
            <text:p>117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8">
            <text:p>3.08</text:p>
          </table:table-cell>
          <table:table-cell office:value-type="float" office:value="21.66">
            <text:p>21.6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2.876">
            <text:p>2.876</text:p>
          </table:table-cell>
          <table:table-cell office:value-type="float" office:value="2.251">
            <text:p>2.251</text:p>
          </table:table-cell>
          <table:table-cell office:value-type="string">
            <text:p>2.168 to 2.33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.451">
            <text:p>2.451</text:p>
          </table:table-cell>
          <table:table-cell office:value-type="string">
            <text:p>1.918 to 2.9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251">
            <text:p>2.251</text:p>
          </table:table-cell>
          <table:table-cell office:value-type="float" office:value="100.4">
            <text:p>100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451">
            <text:p>2.451</text:p>
          </table:table-cell>
          <table:table-cell office:value-type="float" office:value="17.23">
            <text:p>17.2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2.367">
            <text:p>2.367</text:p>
          </table:table-cell>
          <table:table-cell office:value-type="float" office:value="1.742">
            <text:p>1.742</text:p>
          </table:table-cell>
          <table:table-cell office:value-type="string">
            <text:p>1.658 to 1.82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1.944">
            <text:p>1.944</text:p>
          </table:table-cell>
          <table:table-cell office:value-type="string">
            <text:p>1.411 to 2.4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42">
            <text:p>1.742</text:p>
          </table:table-cell>
          <table:table-cell office:value-type="float" office:value="77.73">
            <text:p>77.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44">
            <text:p>1.944</text:p>
          </table:table-cell>
          <table:table-cell office:value-type="float" office:value="13.67">
            <text:p>13.6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1.274">
            <text:p>1.274</text:p>
          </table:table-cell>
          <table:table-cell office:value-type="float" office:value="0.6495">
            <text:p>0.6495</text:p>
          </table:table-cell>
          <table:table-cell office:value-type="string">
            <text:p>0.5767 to 0.722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1.632">
            <text:p>1.632</text:p>
          </table:table-cell>
          <table:table-cell office:value-type="string">
            <text:p>1.100 to 2.1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495">
            <text:p>0.6495</text:p>
          </table:table-cell>
          <table:table-cell office:value-type="float" office:value="33.42">
            <text:p>33.4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32">
            <text:p>1.632</text:p>
          </table:table-cell>
          <table:table-cell office:value-type="float" office:value="11.48">
            <text:p>11.4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3.406">
            <text:p>3.406</text:p>
          </table:table-cell>
          <table:table-cell office:value-type="float" office:value="2.781">
            <text:p>2.781</text:p>
          </table:table-cell>
          <table:table-cell office:value-type="string">
            <text:p>2.697 to 2.86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384">
            <text:p>3.384</text:p>
          </table:table-cell>
          <table:table-cell office:value-type="string">
            <text:p>2.852 to 3.9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781">
            <text:p>2.781</text:p>
          </table:table-cell>
          <table:table-cell office:value-type="float" office:value="124.1">
            <text:p>124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84">
            <text:p>3.384</text:p>
          </table:table-cell>
          <table:table-cell office:value-type="float" office:value="23.8">
            <text:p>23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3.357">
            <text:p>3.357</text:p>
          </table:table-cell>
          <table:table-cell office:value-type="float" office:value="2.732">
            <text:p>2.732</text:p>
          </table:table-cell>
          <table:table-cell office:value-type="string">
            <text:p>2.648 to 2.81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332">
            <text:p>3.332</text:p>
          </table:table-cell>
          <table:table-cell office:value-type="string">
            <text:p>2.799 to 3.8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732">
            <text:p>2.732</text:p>
          </table:table-cell>
          <table:table-cell office:value-type="float" office:value="121.9">
            <text:p>121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32">
            <text:p>3.332</text:p>
          </table:table-cell>
          <table:table-cell office:value-type="float" office:value="23.43">
            <text:p>23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3.302">
            <text:p>3.302</text:p>
          </table:table-cell>
          <table:table-cell office:value-type="float" office:value="2.678">
            <text:p>2.678</text:p>
          </table:table-cell>
          <table:table-cell office:value-type="string">
            <text:p>2.594 to 2.76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274">
            <text:p>3.274</text:p>
          </table:table-cell>
          <table:table-cell office:value-type="string">
            <text:p>2.741 to 3.8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678">
            <text:p>2.678</text:p>
          </table:table-cell>
          <table:table-cell office:value-type="float" office:value="119.5">
            <text:p>119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274">
            <text:p>3.274</text:p>
          </table:table-cell>
          <table:table-cell office:value-type="float" office:value="23.02">
            <text:p>23.0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3.226">
            <text:p>3.226</text:p>
          </table:table-cell>
          <table:table-cell office:value-type="float" office:value="2.601">
            <text:p>2.601</text:p>
          </table:table-cell>
          <table:table-cell office:value-type="string">
            <text:p>2.517 to 2.68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3.064">
            <text:p>3.064</text:p>
          </table:table-cell>
          <table:table-cell office:value-type="string">
            <text:p>2.531 to 3.5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601">
            <text:p>2.601</text:p>
          </table:table-cell>
          <table:table-cell office:value-type="float" office:value="116">
            <text:p>11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64">
            <text:p>3.064</text:p>
          </table:table-cell>
          <table:table-cell office:value-type="float" office:value="21.54">
            <text:p>21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0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0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247">
            <text:p>0.6247</text:p>
          </table:table-cell>
          <table:table-cell office:value-type="float" office:value="3.106">
            <text:p>3.106</text:p>
          </table:table-cell>
          <table:table-cell office:value-type="float" office:value="2.481">
            <text:p>2.481</text:p>
          </table:table-cell>
          <table:table-cell office:value-type="string">
            <text:p>2.397 to 2.56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">
            <text:p>0</text:p>
          </table:table-cell>
          <table:table-cell table:number-columns-repeated="2" office:value-type="float" office:value="2.755">
            <text:p>2.755</text:p>
          </table:table-cell>
          <table:table-cell office:value-type="string">
            <text:p>2.223 to 3.2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481">
            <text:p>2.481</text:p>
          </table:table-cell>
          <table:table-cell office:value-type="float" office:value="110.7">
            <text:p>110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55">
            <text:p>2.755</text:p>
          </table:table-cell>
          <table:table-cell office:value-type="float" office:value="19.37">
            <text:p>19.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2.36">
            <text:p>2.36</text:p>
          </table:table-cell>
          <table:table-cell office:value-type="float" office:value="-0.7741">
            <text:p>-0.7741</text:p>
          </table:table-cell>
          <table:table-cell office:value-type="string">
            <text:p>-0.8578 to -0.690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1.877">
            <text:p>1.877</text:p>
          </table:table-cell>
          <table:table-cell office:value-type="float" office:value="-0.839">
            <text:p>-0.839</text:p>
          </table:table-cell>
          <table:table-cell office:value-type="string">
            <text:p>-0.9227 to -0.75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7741">
            <text:p>-0.7741</text:p>
          </table:table-cell>
          <table:table-cell office:value-type="float" office:value="34.64">
            <text:p>34.6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839">
            <text:p>-0.839</text:p>
          </table:table-cell>
          <table:table-cell office:value-type="float" office:value="37.55">
            <text:p>37.5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1.754">
            <text:p>1.754</text:p>
          </table:table-cell>
          <table:table-cell office:value-type="float" office:value="-1.38">
            <text:p>-1.38</text:p>
          </table:table-cell>
          <table:table-cell office:value-type="string">
            <text:p>-1.463 to -1.29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1.387">
            <text:p>1.387</text:p>
          </table:table-cell>
          <table:table-cell office:value-type="float" office:value="-1.329">
            <text:p>-1.329</text:p>
          </table:table-cell>
          <table:table-cell office:value-type="string">
            <text:p>-1.412 to -1.2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38">
            <text:p>-1.38</text:p>
          </table:table-cell>
          <table:table-cell office:value-type="float" office:value="61.74">
            <text:p>61.7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329">
            <text:p>-1.329</text:p>
          </table:table-cell>
          <table:table-cell office:value-type="float" office:value="59.46">
            <text:p>59.4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1.407">
            <text:p>1.407</text:p>
          </table:table-cell>
          <table:table-cell office:value-type="float" office:value="-1.727">
            <text:p>-1.727</text:p>
          </table:table-cell>
          <table:table-cell office:value-type="string">
            <text:p>-1.810 to -1.6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1.046">
            <text:p>1.046</text:p>
          </table:table-cell>
          <table:table-cell office:value-type="float" office:value="-1.67">
            <text:p>-1.67</text:p>
          </table:table-cell>
          <table:table-cell office:value-type="string">
            <text:p>-1.754 to -1.5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727">
            <text:p>-1.727</text:p>
          </table:table-cell>
          <table:table-cell office:value-type="float" office:value="77.27">
            <text:p>77.2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67">
            <text:p>-1.67</text:p>
          </table:table-cell>
          <table:table-cell office:value-type="float" office:value="74.73">
            <text:p>74.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1.15">
            <text:p>1.15</text:p>
          </table:table-cell>
          <table:table-cell office:value-type="float" office:value="-1.984">
            <text:p>-1.984</text:p>
          </table:table-cell>
          <table:table-cell office:value-type="string">
            <text:p>-2.068 to -1.90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0.8258">
            <text:p>0.8258</text:p>
          </table:table-cell>
          <table:table-cell office:value-type="float" office:value="-1.89">
            <text:p>-1.89</text:p>
          </table:table-cell>
          <table:table-cell office:value-type="string">
            <text:p>-1.974 to -1.8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984">
            <text:p>-1.984</text:p>
          </table:table-cell>
          <table:table-cell office:value-type="float" office:value="88.79">
            <text:p>88.7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89">
            <text:p>-1.89</text:p>
          </table:table-cell>
          <table:table-cell office:value-type="float" office:value="84.58">
            <text:p>84.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3.343">
            <text:p>3.343</text:p>
          </table:table-cell>
          <table:table-cell office:value-type="float" office:value="0.2091">
            <text:p>0.2091</text:p>
          </table:table-cell>
          <table:table-cell office:value-type="string">
            <text:p>0.1254 to 0.292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3.341">
            <text:p>3.341</text:p>
          </table:table-cell>
          <table:table-cell office:value-type="float" office:value="0.6252">
            <text:p>0.6252</text:p>
          </table:table-cell>
          <table:table-cell office:value-type="string">
            <text:p>0.5415 to 0.70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2091">
            <text:p>0.2091</text:p>
          </table:table-cell>
          <table:table-cell office:value-type="float" office:value="9.359">
            <text:p>9.35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252">
            <text:p>0.6252</text:p>
          </table:table-cell>
          <table:table-cell office:value-type="float" office:value="27.98">
            <text:p>27.9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3.256">
            <text:p>3.256</text:p>
          </table:table-cell>
          <table:table-cell office:value-type="float" office:value="0.122">
            <text:p>0.122</text:p>
          </table:table-cell>
          <table:table-cell office:value-type="string">
            <text:p>0.03835 to 0.205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3.08">
            <text:p>3.08</text:p>
          </table:table-cell>
          <table:table-cell office:value-type="float" office:value="0.3644">
            <text:p>0.3644</text:p>
          </table:table-cell>
          <table:table-cell office:value-type="string">
            <text:p>0.2807 to 0.44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22">
            <text:p>0.122</text:p>
          </table:table-cell>
          <table:table-cell office:value-type="float" office:value="5.462">
            <text:p>5.4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644">
            <text:p>0.3644</text:p>
          </table:table-cell>
          <table:table-cell office:value-type="float" office:value="16.31">
            <text:p>16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2.876">
            <text:p>2.876</text:p>
          </table:table-cell>
          <table:table-cell office:value-type="float" office:value="-0.2575">
            <text:p>-0.2575</text:p>
          </table:table-cell>
          <table:table-cell office:value-type="string">
            <text:p>-0.3412 to -0.173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2.451">
            <text:p>2.451</text:p>
          </table:table-cell>
          <table:table-cell office:value-type="float" office:value="-0.2649">
            <text:p>-0.2649</text:p>
          </table:table-cell>
          <table:table-cell office:value-type="string">
            <text:p>-0.3486 to -0.18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575">
            <text:p>-0.2575</text:p>
          </table:table-cell>
          <table:table-cell office:value-type="float" office:value="11.53">
            <text:p>11.5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2649">
            <text:p>-0.2649</text:p>
          </table:table-cell>
          <table:table-cell office:value-type="float" office:value="11.85">
            <text:p>11.8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2.367">
            <text:p>2.367</text:p>
          </table:table-cell>
          <table:table-cell office:value-type="float" office:value="-0.7667">
            <text:p>-0.7667</text:p>
          </table:table-cell>
          <table:table-cell office:value-type="string">
            <text:p>-0.8504 to -0.683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1.944">
            <text:p>1.944</text:p>
          </table:table-cell>
          <table:table-cell office:value-type="float" office:value="-0.7719">
            <text:p>-0.7719</text:p>
          </table:table-cell>
          <table:table-cell office:value-type="string">
            <text:p>-0.8556 to -0.68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7667">
            <text:p>-0.7667</text:p>
          </table:table-cell>
          <table:table-cell office:value-type="float" office:value="34.31">
            <text:p>34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7719">
            <text:p>-0.7719</text:p>
          </table:table-cell>
          <table:table-cell office:value-type="float" office:value="34.54">
            <text:p>34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1.274">
            <text:p>1.274</text:p>
          </table:table-cell>
          <table:table-cell office:value-type="float" office:value="-1.86">
            <text:p>-1.86</text:p>
          </table:table-cell>
          <table:table-cell office:value-type="string">
            <text:p>-1.932 to -1.78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1.632">
            <text:p>1.632</text:p>
          </table:table-cell>
          <table:table-cell office:value-type="float" office:value="-1.083">
            <text:p>-1.083</text:p>
          </table:table-cell>
          <table:table-cell office:value-type="string">
            <text:p>-1.167 to -0.999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86">
            <text:p>-1.86</text:p>
          </table:table-cell>
          <table:table-cell office:value-type="float" office:value="96.09">
            <text:p>96.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083">
            <text:p>-1.083</text:p>
          </table:table-cell>
          <table:table-cell office:value-type="float" office:value="48.49">
            <text:p>48.4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3.406">
            <text:p>3.406</text:p>
          </table:table-cell>
          <table:table-cell office:value-type="float" office:value="0.2724">
            <text:p>0.2724</text:p>
          </table:table-cell>
          <table:table-cell office:value-type="string">
            <text:p>0.1887 to 0.356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3.384">
            <text:p>3.384</text:p>
          </table:table-cell>
          <table:table-cell office:value-type="float" office:value="0.6687">
            <text:p>0.6687</text:p>
          </table:table-cell>
          <table:table-cell office:value-type="string">
            <text:p>0.5850 to 0.75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2724">
            <text:p>0.2724</text:p>
          </table:table-cell>
          <table:table-cell office:value-type="float" office:value="12.19">
            <text:p>12.1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687">
            <text:p>0.6687</text:p>
          </table:table-cell>
          <table:table-cell office:value-type="float" office:value="29.92">
            <text:p>29.9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3.357">
            <text:p>3.357</text:p>
          </table:table-cell>
          <table:table-cell office:value-type="float" office:value="0.2231">
            <text:p>0.2231</text:p>
          </table:table-cell>
          <table:table-cell office:value-type="string">
            <text:p>0.1394 to 0.306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3.332">
            <text:p>3.332</text:p>
          </table:table-cell>
          <table:table-cell office:value-type="float" office:value="0.6164">
            <text:p>0.6164</text:p>
          </table:table-cell>
          <table:table-cell office:value-type="string">
            <text:p>0.5327 to 0.70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2231">
            <text:p>0.2231</text:p>
          </table:table-cell>
          <table:table-cell office:value-type="float" office:value="9.982">
            <text:p>9.98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164">
            <text:p>0.6164</text:p>
          </table:table-cell>
          <table:table-cell office:value-type="float" office:value="27.58">
            <text:p>27.5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3.302">
            <text:p>3.302</text:p>
          </table:table-cell>
          <table:table-cell office:value-type="float" office:value="0.1687">
            <text:p>0.1687</text:p>
          </table:table-cell>
          <table:table-cell office:value-type="string">
            <text:p>0.08505 to 0.252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3.274">
            <text:p>3.274</text:p>
          </table:table-cell>
          <table:table-cell office:value-type="float" office:value="0.5578">
            <text:p>0.5578</text:p>
          </table:table-cell>
          <table:table-cell office:value-type="string">
            <text:p>0.4741 to 0.64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687">
            <text:p>0.1687</text:p>
          </table:table-cell>
          <table:table-cell office:value-type="float" office:value="7.552">
            <text:p>7.5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5578">
            <text:p>0.5578</text:p>
          </table:table-cell>
          <table:table-cell office:value-type="float" office:value="24.96">
            <text:p>24.9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3.226">
            <text:p>3.226</text:p>
          </table:table-cell>
          <table:table-cell office:value-type="float" office:value="0.092">
            <text:p>0.092</text:p>
          </table:table-cell>
          <table:table-cell office:value-type="string">
            <text:p>0.008296 to 0.175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3.064">
            <text:p>3.064</text:p>
          </table:table-cell>
          <table:table-cell office:value-type="float" office:value="0.3479">
            <text:p>0.3479</text:p>
          </table:table-cell>
          <table:table-cell office:value-type="string">
            <text:p>0.2642 to 0.43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92">
            <text:p>0.092</text:p>
          </table:table-cell>
          <table:table-cell office:value-type="float" office:value="4.117">
            <text:p>4.11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479">
            <text:p>0.3479</text:p>
          </table:table-cell>
          <table:table-cell office:value-type="float" office:value="15.57">
            <text:p>15.5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134">
            <text:p>3.134</text:p>
          </table:table-cell>
          <table:table-cell office:value-type="float" office:value="3.106">
            <text:p>3.106</text:p>
          </table:table-cell>
          <table:table-cell office:value-type="float" office:value="-0.02784">
            <text:p>-0.02784</text:p>
          </table:table-cell>
          <table:table-cell office:value-type="string">
            <text:p>-0.1115 to 0.055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716">
            <text:p>2.716</text:p>
          </table:table-cell>
          <table:table-cell office:value-type="float" office:value="2.755">
            <text:p>2.755</text:p>
          </table:table-cell>
          <table:table-cell office:value-type="float" office:value="0.03943">
            <text:p>0.03943</text:p>
          </table:table-cell>
          <table:table-cell office:value-type="string">
            <text:p>-0.04426 to 0.12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2784">
            <text:p>-0.02784</text:p>
          </table:table-cell>
          <table:table-cell office:value-type="float" office:value="1.246">
            <text:p>1.24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3943">
            <text:p>0.03943</text:p>
          </table:table-cell>
          <table:table-cell office:value-type="float" office:value="1.765">
            <text:p>1.76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1.754">
            <text:p>1.754</text:p>
          </table:table-cell>
          <table:table-cell office:value-type="float" office:value="-0.6055">
            <text:p>-0.6055</text:p>
          </table:table-cell>
          <table:table-cell office:value-type="string">
            <text:p>-0.6892 to -0.521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1.387">
            <text:p>1.387</text:p>
          </table:table-cell>
          <table:table-cell office:value-type="float" office:value="-0.4896">
            <text:p>-0.4896</text:p>
          </table:table-cell>
          <table:table-cell office:value-type="string">
            <text:p>-0.5733 to -0.40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6055">
            <text:p>-0.6055</text:p>
          </table:table-cell>
          <table:table-cell office:value-type="float" office:value="27.1">
            <text:p>27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4896">
            <text:p>-0.4896</text:p>
          </table:table-cell>
          <table:table-cell office:value-type="float" office:value="21.91">
            <text:p>21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1.407">
            <text:p>1.407</text:p>
          </table:table-cell>
          <table:table-cell office:value-type="float" office:value="-0.9527">
            <text:p>-0.9527</text:p>
          </table:table-cell>
          <table:table-cell office:value-type="string">
            <text:p>-1.036 to -0.869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1.046">
            <text:p>1.046</text:p>
          </table:table-cell>
          <table:table-cell office:value-type="float" office:value="-0.8308">
            <text:p>-0.8308</text:p>
          </table:table-cell>
          <table:table-cell office:value-type="string">
            <text:p>-0.9145 to -0.74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9527">
            <text:p>-0.9527</text:p>
          </table:table-cell>
          <table:table-cell office:value-type="float" office:value="42.63">
            <text:p>42.6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8308">
            <text:p>-0.8308</text:p>
          </table:table-cell>
          <table:table-cell office:value-type="float" office:value="37.18">
            <text:p>37.1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1.15">
            <text:p>1.15</text:p>
          </table:table-cell>
          <table:table-cell office:value-type="float" office:value="-1.21">
            <text:p>-1.21</text:p>
          </table:table-cell>
          <table:table-cell office:value-type="string">
            <text:p>-1.294 to -1.12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0.8258">
            <text:p>0.8258</text:p>
          </table:table-cell>
          <table:table-cell office:value-type="float" office:value="-1.051">
            <text:p>-1.051</text:p>
          </table:table-cell>
          <table:table-cell office:value-type="string">
            <text:p>-1.135 to -0.96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21">
            <text:p>-1.21</text:p>
          </table:table-cell>
          <table:table-cell office:value-type="float" office:value="54.15">
            <text:p>54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051">
            <text:p>-1.051</text:p>
          </table:table-cell>
          <table:table-cell office:value-type="float" office:value="47.03">
            <text:p>47.0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3.343">
            <text:p>3.343</text:p>
          </table:table-cell>
          <table:table-cell office:value-type="float" office:value="0.9832">
            <text:p>0.9832</text:p>
          </table:table-cell>
          <table:table-cell office:value-type="string">
            <text:p>0.8995 to 1.06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3.341">
            <text:p>3.341</text:p>
          </table:table-cell>
          <table:table-cell office:value-type="float" office:value="1.464">
            <text:p>1.464</text:p>
          </table:table-cell>
          <table:table-cell office:value-type="string">
            <text:p>1.380 to 1.5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9832">
            <text:p>0.9832</text:p>
          </table:table-cell>
          <table:table-cell office:value-type="float" office:value="44">
            <text:p>4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464">
            <text:p>1.464</text:p>
          </table:table-cell>
          <table:table-cell office:value-type="float" office:value="65.52">
            <text:p>65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3.256">
            <text:p>3.256</text:p>
          </table:table-cell>
          <table:table-cell office:value-type="float" office:value="0.8962">
            <text:p>0.8962</text:p>
          </table:table-cell>
          <table:table-cell office:value-type="string">
            <text:p>0.8125 to 0.979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3.08">
            <text:p>3.08</text:p>
          </table:table-cell>
          <table:table-cell office:value-type="float" office:value="1.203">
            <text:p>1.203</text:p>
          </table:table-cell>
          <table:table-cell office:value-type="string">
            <text:p>1.120 to 1.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8962">
            <text:p>0.8962</text:p>
          </table:table-cell>
          <table:table-cell office:value-type="float" office:value="40.1">
            <text:p>40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203">
            <text:p>1.203</text:p>
          </table:table-cell>
          <table:table-cell office:value-type="float" office:value="53.86">
            <text:p>53.8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2.876">
            <text:p>2.876</text:p>
          </table:table-cell>
          <table:table-cell office:value-type="float" office:value="0.5166">
            <text:p>0.5166</text:p>
          </table:table-cell>
          <table:table-cell office:value-type="string">
            <text:p>0.4329 to 0.600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2.451">
            <text:p>2.451</text:p>
          </table:table-cell>
          <table:table-cell office:value-type="float" office:value="0.5741">
            <text:p>0.5741</text:p>
          </table:table-cell>
          <table:table-cell office:value-type="string">
            <text:p>0.4904 to 0.65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166">
            <text:p>0.5166</text:p>
          </table:table-cell>
          <table:table-cell office:value-type="float" office:value="23.12">
            <text:p>23.1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5741">
            <text:p>0.5741</text:p>
          </table:table-cell>
          <table:table-cell office:value-type="float" office:value="25.69">
            <text:p>25.6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2.367">
            <text:p>2.367</text:p>
          </table:table-cell>
          <table:table-cell office:value-type="float" office:value="0.007422">
            <text:p>0.007422</text:p>
          </table:table-cell>
          <table:table-cell office:value-type="string">
            <text:p>-0.07628 to 0.0911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1.944">
            <text:p>1.944</text:p>
          </table:table-cell>
          <table:table-cell office:value-type="float" office:value="0.06711">
            <text:p>0.06711</text:p>
          </table:table-cell>
          <table:table-cell office:value-type="string">
            <text:p>-0.01659 to 0.15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07422">
            <text:p>0.007422</text:p>
          </table:table-cell>
          <table:table-cell office:value-type="float" office:value="0.3321">
            <text:p>0.332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6711">
            <text:p>0.06711</text:p>
          </table:table-cell>
          <table:table-cell office:value-type="float" office:value="3.003">
            <text:p>3.003</text:p>
          </table:table-cell>
          <table:table-cell office:value-type="string">
            <text:p>P&lt;0.01</text:p>
          </table:table-cell>
          <table:table-cell office:value-type="string">
            <text:p>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1.274">
            <text:p>1.274</text:p>
          </table:table-cell>
          <table:table-cell office:value-type="float" office:value="-1.085">
            <text:p>-1.085</text:p>
          </table:table-cell>
          <table:table-cell office:value-type="string">
            <text:p>-1.158 to -1.01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1.632">
            <text:p>1.632</text:p>
          </table:table-cell>
          <table:table-cell office:value-type="float" office:value="-0.2445">
            <text:p>-0.2445</text:p>
          </table:table-cell>
          <table:table-cell office:value-type="string">
            <text:p>-0.3282 to -0.16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085">
            <text:p>-1.085</text:p>
          </table:table-cell>
          <table:table-cell office:value-type="float" office:value="56.09">
            <text:p>56.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2445">
            <text:p>-0.2445</text:p>
          </table:table-cell>
          <table:table-cell office:value-type="float" office:value="10.94">
            <text:p>10.9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3.406">
            <text:p>3.406</text:p>
          </table:table-cell>
          <table:table-cell office:value-type="float" office:value="1.047">
            <text:p>1.047</text:p>
          </table:table-cell>
          <table:table-cell office:value-type="string">
            <text:p>0.9628 to 1.13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3.384">
            <text:p>3.384</text:p>
          </table:table-cell>
          <table:table-cell office:value-type="float" office:value="1.508">
            <text:p>1.508</text:p>
          </table:table-cell>
          <table:table-cell office:value-type="string">
            <text:p>1.424 to 1.5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047">
            <text:p>1.047</text:p>
          </table:table-cell>
          <table:table-cell office:value-type="float" office:value="46.83">
            <text:p>46.8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508">
            <text:p>1.508</text:p>
          </table:table-cell>
          <table:table-cell office:value-type="float" office:value="67.47">
            <text:p>67.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3.357">
            <text:p>3.357</text:p>
          </table:table-cell>
          <table:table-cell office:value-type="float" office:value="0.9972">
            <text:p>0.9972</text:p>
          </table:table-cell>
          <table:table-cell office:value-type="string">
            <text:p>0.9135 to 1.08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3.332">
            <text:p>3.332</text:p>
          </table:table-cell>
          <table:table-cell office:value-type="float" office:value="1.455">
            <text:p>1.455</text:p>
          </table:table-cell>
          <table:table-cell office:value-type="string">
            <text:p>1.372 to 1.5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9972">
            <text:p>0.9972</text:p>
          </table:table-cell>
          <table:table-cell office:value-type="float" office:value="44.62">
            <text:p>44.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455">
            <text:p>1.455</text:p>
          </table:table-cell>
          <table:table-cell office:value-type="float" office:value="65.13">
            <text:p>65.1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3.302">
            <text:p>3.302</text:p>
          </table:table-cell>
          <table:table-cell office:value-type="float" office:value="0.9428">
            <text:p>0.9428</text:p>
          </table:table-cell>
          <table:table-cell office:value-type="string">
            <text:p>0.8592 to 1.02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3.274">
            <text:p>3.274</text:p>
          </table:table-cell>
          <table:table-cell office:value-type="float" office:value="1.397">
            <text:p>1.397</text:p>
          </table:table-cell>
          <table:table-cell office:value-type="string">
            <text:p>1.313 to 1.4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9428">
            <text:p>0.9428</text:p>
          </table:table-cell>
          <table:table-cell office:value-type="float" office:value="42.19">
            <text:p>42.1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97">
            <text:p>1.397</text:p>
          </table:table-cell>
          <table:table-cell office:value-type="float" office:value="62.51">
            <text:p>62.5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3.226">
            <text:p>3.226</text:p>
          </table:table-cell>
          <table:table-cell office:value-type="float" office:value="0.8661">
            <text:p>0.8661</text:p>
          </table:table-cell>
          <table:table-cell office:value-type="string">
            <text:p>0.7824 to 0.949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3.064">
            <text:p>3.064</text:p>
          </table:table-cell>
          <table:table-cell office:value-type="float" office:value="1.187">
            <text:p>1.187</text:p>
          </table:table-cell>
          <table:table-cell office:value-type="string">
            <text:p>1.103 to 1.2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8661">
            <text:p>0.8661</text:p>
          </table:table-cell>
          <table:table-cell office:value-type="float" office:value="38.76">
            <text:p>38.7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187">
            <text:p>1.187</text:p>
          </table:table-cell>
          <table:table-cell office:value-type="float" office:value="53.12">
            <text:p>53.1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">
            <text:p>2.36</text:p>
          </table:table-cell>
          <table:table-cell office:value-type="float" office:value="3.106">
            <text:p>3.106</text:p>
          </table:table-cell>
          <table:table-cell office:value-type="float" office:value="0.7463">
            <text:p>0.7463</text:p>
          </table:table-cell>
          <table:table-cell office:value-type="string">
            <text:p>0.6626 to 0.830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77">
            <text:p>1.877</text:p>
          </table:table-cell>
          <table:table-cell office:value-type="float" office:value="2.755">
            <text:p>2.755</text:p>
          </table:table-cell>
          <table:table-cell office:value-type="float" office:value="0.8785">
            <text:p>0.8785</text:p>
          </table:table-cell>
          <table:table-cell office:value-type="string">
            <text:p>0.7948 to 0.96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7463">
            <text:p>0.7463</text:p>
          </table:table-cell>
          <table:table-cell office:value-type="float" office:value="33.4">
            <text:p>33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785">
            <text:p>0.8785</text:p>
          </table:table-cell>
          <table:table-cell office:value-type="float" office:value="39.31">
            <text:p>39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5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5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1.407">
            <text:p>1.407</text:p>
          </table:table-cell>
          <table:table-cell office:value-type="float" office:value="-0.3472">
            <text:p>-0.3472</text:p>
          </table:table-cell>
          <table:table-cell office:value-type="string">
            <text:p>-0.4309 to -0.263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1.046">
            <text:p>1.046</text:p>
          </table:table-cell>
          <table:table-cell office:value-type="float" office:value="-0.3412">
            <text:p>-0.3412</text:p>
          </table:table-cell>
          <table:table-cell office:value-type="string">
            <text:p>-0.4249 to -0.25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3472">
            <text:p>-0.3472</text:p>
          </table:table-cell>
          <table:table-cell office:value-type="float" office:value="15.54">
            <text:p>15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3412">
            <text:p>-0.3412</text:p>
          </table:table-cell>
          <table:table-cell office:value-type="float" office:value="15.27">
            <text:p>15.2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1.15">
            <text:p>1.15</text:p>
          </table:table-cell>
          <table:table-cell office:value-type="float" office:value="-0.6045">
            <text:p>-0.6045</text:p>
          </table:table-cell>
          <table:table-cell office:value-type="string">
            <text:p>-0.6882 to -0.520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0.8258">
            <text:p>0.8258</text:p>
          </table:table-cell>
          <table:table-cell office:value-type="float" office:value="-0.5614">
            <text:p>-0.5614</text:p>
          </table:table-cell>
          <table:table-cell office:value-type="string">
            <text:p>-0.6451 to -0.47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6045">
            <text:p>-0.6045</text:p>
          </table:table-cell>
          <table:table-cell office:value-type="float" office:value="27.05">
            <text:p>27.0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5614">
            <text:p>-0.5614</text:p>
          </table:table-cell>
          <table:table-cell office:value-type="float" office:value="25.12">
            <text:p>25.1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3.343">
            <text:p>3.343</text:p>
          </table:table-cell>
          <table:table-cell office:value-type="float" office:value="1.589">
            <text:p>1.589</text:p>
          </table:table-cell>
          <table:table-cell office:value-type="string">
            <text:p>1.505 to 1.67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3.341">
            <text:p>3.341</text:p>
          </table:table-cell>
          <table:table-cell office:value-type="float" office:value="1.954">
            <text:p>1.954</text:p>
          </table:table-cell>
          <table:table-cell office:value-type="string">
            <text:p>1.870 to 2.0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589">
            <text:p>1.589</text:p>
          </table:table-cell>
          <table:table-cell office:value-type="float" office:value="71.1">
            <text:p>71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54">
            <text:p>1.954</text:p>
          </table:table-cell>
          <table:table-cell office:value-type="float" office:value="87.43">
            <text:p>87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3.256">
            <text:p>3.256</text:p>
          </table:table-cell>
          <table:table-cell office:value-type="float" office:value="1.502">
            <text:p>1.502</text:p>
          </table:table-cell>
          <table:table-cell office:value-type="string">
            <text:p>1.418 to 1.58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3.08">
            <text:p>3.08</text:p>
          </table:table-cell>
          <table:table-cell office:value-type="float" office:value="1.693">
            <text:p>1.693</text:p>
          </table:table-cell>
          <table:table-cell office:value-type="string">
            <text:p>1.609 to 1.7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502">
            <text:p>1.502</text:p>
          </table:table-cell>
          <table:table-cell office:value-type="float" office:value="67.2">
            <text:p>67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93">
            <text:p>1.693</text:p>
          </table:table-cell>
          <table:table-cell office:value-type="float" office:value="75.77">
            <text:p>75.7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2.876">
            <text:p>2.876</text:p>
          </table:table-cell>
          <table:table-cell office:value-type="float" office:value="1.122">
            <text:p>1.122</text:p>
          </table:table-cell>
          <table:table-cell office:value-type="string">
            <text:p>1.038 to 1.20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2.451">
            <text:p>2.451</text:p>
          </table:table-cell>
          <table:table-cell office:value-type="float" office:value="1.064">
            <text:p>1.064</text:p>
          </table:table-cell>
          <table:table-cell office:value-type="string">
            <text:p>0.9800 to 1.1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22">
            <text:p>1.122</text:p>
          </table:table-cell>
          <table:table-cell office:value-type="float" office:value="50.21">
            <text:p>50.2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64">
            <text:p>1.064</text:p>
          </table:table-cell>
          <table:table-cell office:value-type="float" office:value="47.6">
            <text:p>47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2.367">
            <text:p>2.367</text:p>
          </table:table-cell>
          <table:table-cell office:value-type="float" office:value="0.6129">
            <text:p>0.6129</text:p>
          </table:table-cell>
          <table:table-cell office:value-type="string">
            <text:p>0.5292 to 0.696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1.944">
            <text:p>1.944</text:p>
          </table:table-cell>
          <table:table-cell office:value-type="float" office:value="0.5567">
            <text:p>0.5567</text:p>
          </table:table-cell>
          <table:table-cell office:value-type="string">
            <text:p>0.4730 to 0.64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6129">
            <text:p>0.6129</text:p>
          </table:table-cell>
          <table:table-cell office:value-type="float" office:value="27.43">
            <text:p>27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5567">
            <text:p>0.5567</text:p>
          </table:table-cell>
          <table:table-cell office:value-type="float" office:value="24.91">
            <text:p>24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1.274">
            <text:p>1.274</text:p>
          </table:table-cell>
          <table:table-cell office:value-type="float" office:value="-0.48">
            <text:p>-0.48</text:p>
          </table:table-cell>
          <table:table-cell office:value-type="string">
            <text:p>-0.5525 to -0.407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1.632">
            <text:p>1.632</text:p>
          </table:table-cell>
          <table:table-cell office:value-type="float" office:value="0.2451">
            <text:p>0.2451</text:p>
          </table:table-cell>
          <table:table-cell office:value-type="string">
            <text:p>0.1614 to 0.32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48">
            <text:p>-0.48</text:p>
          </table:table-cell>
          <table:table-cell office:value-type="float" office:value="24.8">
            <text:p>24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2451">
            <text:p>0.2451</text:p>
          </table:table-cell>
          <table:table-cell office:value-type="float" office:value="10.97">
            <text:p>10.9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3.406">
            <text:p>3.406</text:p>
          </table:table-cell>
          <table:table-cell office:value-type="float" office:value="1.652">
            <text:p>1.652</text:p>
          </table:table-cell>
          <table:table-cell office:value-type="string">
            <text:p>1.568 to 1.73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3.384">
            <text:p>3.384</text:p>
          </table:table-cell>
          <table:table-cell office:value-type="float" office:value="1.997">
            <text:p>1.997</text:p>
          </table:table-cell>
          <table:table-cell office:value-type="string">
            <text:p>1.914 to 2.0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652">
            <text:p>1.652</text:p>
          </table:table-cell>
          <table:table-cell office:value-type="float" office:value="73.93">
            <text:p>73.9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97">
            <text:p>1.997</text:p>
          </table:table-cell>
          <table:table-cell office:value-type="float" office:value="89.38">
            <text:p>89.3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3.357">
            <text:p>3.357</text:p>
          </table:table-cell>
          <table:table-cell office:value-type="float" office:value="1.603">
            <text:p>1.603</text:p>
          </table:table-cell>
          <table:table-cell office:value-type="string">
            <text:p>1.519 to 1.68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3.332">
            <text:p>3.332</text:p>
          </table:table-cell>
          <table:table-cell office:value-type="float" office:value="1.945">
            <text:p>1.945</text:p>
          </table:table-cell>
          <table:table-cell office:value-type="string">
            <text:p>1.861 to 2.0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603">
            <text:p>1.603</text:p>
          </table:table-cell>
          <table:table-cell office:value-type="float" office:value="71.72">
            <text:p>71.7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45">
            <text:p>1.945</text:p>
          </table:table-cell>
          <table:table-cell office:value-type="float" office:value="87.04">
            <text:p>87.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3.302">
            <text:p>3.302</text:p>
          </table:table-cell>
          <table:table-cell office:value-type="float" office:value="1.548">
            <text:p>1.548</text:p>
          </table:table-cell>
          <table:table-cell office:value-type="string">
            <text:p>1.465 to 1.63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3.274">
            <text:p>3.274</text:p>
          </table:table-cell>
          <table:table-cell office:value-type="float" office:value="1.886">
            <text:p>1.886</text:p>
          </table:table-cell>
          <table:table-cell office:value-type="string">
            <text:p>1.803 to 1.9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548">
            <text:p>1.548</text:p>
          </table:table-cell>
          <table:table-cell office:value-type="float" office:value="69.29">
            <text:p>69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886">
            <text:p>1.886</text:p>
          </table:table-cell>
          <table:table-cell office:value-type="float" office:value="84.42">
            <text:p>84.4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3.226">
            <text:p>3.226</text:p>
          </table:table-cell>
          <table:table-cell office:value-type="float" office:value="1.472">
            <text:p>1.472</text:p>
          </table:table-cell>
          <table:table-cell office:value-type="string">
            <text:p>1.388 to 1.55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3.064">
            <text:p>3.064</text:p>
          </table:table-cell>
          <table:table-cell office:value-type="float" office:value="1.677">
            <text:p>1.677</text:p>
          </table:table-cell>
          <table:table-cell office:value-type="string">
            <text:p>1.593 to 1.7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72">
            <text:p>1.472</text:p>
          </table:table-cell>
          <table:table-cell office:value-type="float" office:value="65.85">
            <text:p>65.8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77">
            <text:p>1.677</text:p>
          </table:table-cell>
          <table:table-cell office:value-type="float" office:value="75.03">
            <text:p>75.0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54">
            <text:p>1.754</text:p>
          </table:table-cell>
          <table:table-cell office:value-type="float" office:value="3.106">
            <text:p>3.106</text:p>
          </table:table-cell>
          <table:table-cell office:value-type="float" office:value="1.352">
            <text:p>1.352</text:p>
          </table:table-cell>
          <table:table-cell office:value-type="string">
            <text:p>1.268 to 1.43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7">
            <text:p>1.387</text:p>
          </table:table-cell>
          <table:table-cell office:value-type="float" office:value="2.755">
            <text:p>2.755</text:p>
          </table:table-cell>
          <table:table-cell office:value-type="float" office:value="1.368">
            <text:p>1.368</text:p>
          </table:table-cell>
          <table:table-cell office:value-type="string">
            <text:p>1.284 to 1.4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352">
            <text:p>1.352</text:p>
          </table:table-cell>
          <table:table-cell office:value-type="float" office:value="60.49">
            <text:p>60.4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68">
            <text:p>1.368</text:p>
          </table:table-cell>
          <table:table-cell office:value-type="float" office:value="61.22">
            <text:p>61.2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5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5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07">
            <text:p>1.407</text:p>
          </table:table-cell>
          <table:table-cell office:value-type="float" office:value="1.15">
            <text:p>1.15</text:p>
          </table:table-cell>
          <table:table-cell office:value-type="float" office:value="-0.2573">
            <text:p>-0.2573</text:p>
          </table:table-cell>
          <table:table-cell office:value-type="string">
            <text:p>-0.3410 to -0.173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0.8258">
            <text:p>0.8258</text:p>
          </table:table-cell>
          <table:table-cell office:value-type="float" office:value="-0.2201">
            <text:p>-0.2201</text:p>
          </table:table-cell>
          <table:table-cell office:value-type="string">
            <text:p>-0.3038 to -0.13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573">
            <text:p>-0.2573</text:p>
          </table:table-cell>
          <table:table-cell office:value-type="float" office:value="11.51">
            <text:p>11.5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2201">
            <text:p>-0.2201</text:p>
          </table:table-cell>
          <table:table-cell office:value-type="float" office:value="9.852">
            <text:p>9.8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07">
            <text:p>1.407</text:p>
          </table:table-cell>
          <table:table-cell office:value-type="float" office:value="3.343">
            <text:p>3.343</text:p>
          </table:table-cell>
          <table:table-cell office:value-type="float" office:value="1.936">
            <text:p>1.936</text:p>
          </table:table-cell>
          <table:table-cell office:value-type="string">
            <text:p>1.852 to 2.02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3.341">
            <text:p>3.341</text:p>
          </table:table-cell>
          <table:table-cell office:value-type="float" office:value="2.295">
            <text:p>2.295</text:p>
          </table:table-cell>
          <table:table-cell office:value-type="string">
            <text:p>2.211 to 2.3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36">
            <text:p>1.936</text:p>
          </table:table-cell>
          <table:table-cell office:value-type="float" office:value="86.63">
            <text:p>86.6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295">
            <text:p>2.295</text:p>
          </table:table-cell>
          <table:table-cell office:value-type="float" office:value="102.7">
            <text:p>102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07">
            <text:p>1.407</text:p>
          </table:table-cell>
          <table:table-cell office:value-type="float" office:value="3.256">
            <text:p>3.256</text:p>
          </table:table-cell>
          <table:table-cell office:value-type="float" office:value="1.849">
            <text:p>1.849</text:p>
          </table:table-cell>
          <table:table-cell office:value-type="string">
            <text:p>1.765 to 1.93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3.08">
            <text:p>3.08</text:p>
          </table:table-cell>
          <table:table-cell office:value-type="float" office:value="2.034">
            <text:p>2.034</text:p>
          </table:table-cell>
          <table:table-cell office:value-type="string">
            <text:p>1.951 to 2.1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49">
            <text:p>1.849</text:p>
          </table:table-cell>
          <table:table-cell office:value-type="float" office:value="82.74">
            <text:p>82.7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034">
            <text:p>2.034</text:p>
          </table:table-cell>
          <table:table-cell office:value-type="float" office:value="91.04">
            <text:p>91.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07">
            <text:p>1.407</text:p>
          </table:table-cell>
          <table:table-cell office:value-type="float" office:value="2.876">
            <text:p>2.876</text:p>
          </table:table-cell>
          <table:table-cell office:value-type="float" office:value="1.469">
            <text:p>1.469</text:p>
          </table:table-cell>
          <table:table-cell office:value-type="string">
            <text:p>1.386 to 1.55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2.451">
            <text:p>2.451</text:p>
          </table:table-cell>
          <table:table-cell office:value-type="float" office:value="1.405">
            <text:p>1.405</text:p>
          </table:table-cell>
          <table:table-cell office:value-type="string">
            <text:p>1.321 to 1.4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69">
            <text:p>1.469</text:p>
          </table:table-cell>
          <table:table-cell office:value-type="float" office:value="65.75">
            <text:p>65.7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405">
            <text:p>1.405</text:p>
          </table:table-cell>
          <table:table-cell office:value-type="float" office:value="62.87">
            <text:p>62.8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07">
            <text:p>1.407</text:p>
          </table:table-cell>
          <table:table-cell office:value-type="float" office:value="2.367">
            <text:p>2.367</text:p>
          </table:table-cell>
          <table:table-cell office:value-type="float" office:value="0.9601">
            <text:p>0.9601</text:p>
          </table:table-cell>
          <table:table-cell office:value-type="string">
            <text:p>0.8764 to 1.04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1.944">
            <text:p>1.944</text:p>
          </table:table-cell>
          <table:table-cell office:value-type="float" office:value="0.8979">
            <text:p>0.8979</text:p>
          </table:table-cell>
          <table:table-cell office:value-type="string">
            <text:p>0.8142 to 0.98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9601">
            <text:p>0.9601</text:p>
          </table:table-cell>
          <table:table-cell office:value-type="float" office:value="42.96">
            <text:p>42.9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979">
            <text:p>0.8979</text:p>
          </table:table-cell>
          <table:table-cell office:value-type="float" office:value="40.18">
            <text:p>40.1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07">
            <text:p>1.407</text:p>
          </table:table-cell>
          <table:table-cell office:value-type="float" office:value="1.274">
            <text:p>1.274</text:p>
          </table:table-cell>
          <table:table-cell office:value-type="float" office:value="-0.1328">
            <text:p>-0.1328</text:p>
          </table:table-cell>
          <table:table-cell office:value-type="string">
            <text:p>-0.2053 to -0.0603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1.632">
            <text:p>1.632</text:p>
          </table:table-cell>
          <table:table-cell office:value-type="float" office:value="0.5864">
            <text:p>0.5864</text:p>
          </table:table-cell>
          <table:table-cell office:value-type="string">
            <text:p>0.5027 to 0.67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328">
            <text:p>-0.1328</text:p>
          </table:table-cell>
          <table:table-cell office:value-type="float" office:value="6.862">
            <text:p>6.8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5864">
            <text:p>0.5864</text:p>
          </table:table-cell>
          <table:table-cell office:value-type="float" office:value="26.24">
            <text:p>26.2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07">
            <text:p>1.407</text:p>
          </table:table-cell>
          <table:table-cell office:value-type="float" office:value="3.406">
            <text:p>3.406</text:p>
          </table:table-cell>
          <table:table-cell office:value-type="float" office:value="1.999">
            <text:p>1.999</text:p>
          </table:table-cell>
          <table:table-cell office:value-type="string">
            <text:p>1.915 to 2.08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3.384">
            <text:p>3.384</text:p>
          </table:table-cell>
          <table:table-cell office:value-type="float" office:value="2.339">
            <text:p>2.339</text:p>
          </table:table-cell>
          <table:table-cell office:value-type="string">
            <text:p>2.255 to 2.4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99">
            <text:p>1.999</text:p>
          </table:table-cell>
          <table:table-cell office:value-type="float" office:value="89.47">
            <text:p>89.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339">
            <text:p>2.339</text:p>
          </table:table-cell>
          <table:table-cell office:value-type="float" office:value="104.7">
            <text:p>104.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07">
            <text:p>1.407</text:p>
          </table:table-cell>
          <table:table-cell office:value-type="float" office:value="3.357">
            <text:p>3.357</text:p>
          </table:table-cell>
          <table:table-cell office:value-type="float" office:value="1.95">
            <text:p>1.95</text:p>
          </table:table-cell>
          <table:table-cell office:value-type="string">
            <text:p>1.866 to 2.03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3.332">
            <text:p>3.332</text:p>
          </table:table-cell>
          <table:table-cell office:value-type="float" office:value="2.286">
            <text:p>2.286</text:p>
          </table:table-cell>
          <table:table-cell office:value-type="string">
            <text:p>2.203 to 2.3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5">
            <text:p>1.95</text:p>
          </table:table-cell>
          <table:table-cell office:value-type="float" office:value="87.26">
            <text:p>87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286">
            <text:p>2.286</text:p>
          </table:table-cell>
          <table:table-cell office:value-type="float" office:value="102.3">
            <text:p>102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07">
            <text:p>1.407</text:p>
          </table:table-cell>
          <table:table-cell office:value-type="float" office:value="3.302">
            <text:p>3.302</text:p>
          </table:table-cell>
          <table:table-cell office:value-type="float" office:value="1.896">
            <text:p>1.896</text:p>
          </table:table-cell>
          <table:table-cell office:value-type="string">
            <text:p>1.812 to 1.97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3.274">
            <text:p>3.274</text:p>
          </table:table-cell>
          <table:table-cell office:value-type="float" office:value="2.228">
            <text:p>2.228</text:p>
          </table:table-cell>
          <table:table-cell office:value-type="string">
            <text:p>2.144 to 2.3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96">
            <text:p>1.896</text:p>
          </table:table-cell>
          <table:table-cell office:value-type="float" office:value="84.83">
            <text:p>84.8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228">
            <text:p>2.228</text:p>
          </table:table-cell>
          <table:table-cell office:value-type="float" office:value="99.69">
            <text:p>99.6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07">
            <text:p>1.407</text:p>
          </table:table-cell>
          <table:table-cell office:value-type="float" office:value="3.226">
            <text:p>3.226</text:p>
          </table:table-cell>
          <table:table-cell office:value-type="float" office:value="1.819">
            <text:p>1.819</text:p>
          </table:table-cell>
          <table:table-cell office:value-type="string">
            <text:p>1.735 to 1.90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3.064">
            <text:p>3.064</text:p>
          </table:table-cell>
          <table:table-cell office:value-type="float" office:value="2.018">
            <text:p>2.018</text:p>
          </table:table-cell>
          <table:table-cell office:value-type="string">
            <text:p>1.934 to 2.1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19">
            <text:p>1.819</text:p>
          </table:table-cell>
          <table:table-cell office:value-type="float" office:value="81.39">
            <text:p>81.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018">
            <text:p>2.018</text:p>
          </table:table-cell>
          <table:table-cell office:value-type="float" office:value="90.3">
            <text:p>90.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407">
            <text:p>1.407</text:p>
          </table:table-cell>
          <table:table-cell office:value-type="float" office:value="3.106">
            <text:p>3.106</text:p>
          </table:table-cell>
          <table:table-cell office:value-type="float" office:value="1.699">
            <text:p>1.699</text:p>
          </table:table-cell>
          <table:table-cell office:value-type="string">
            <text:p>1.615 to 1.78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046">
            <text:p>1.046</text:p>
          </table:table-cell>
          <table:table-cell office:value-type="float" office:value="2.755">
            <text:p>2.755</text:p>
          </table:table-cell>
          <table:table-cell office:value-type="float" office:value="1.709">
            <text:p>1.709</text:p>
          </table:table-cell>
          <table:table-cell office:value-type="string">
            <text:p>1.626 to 1.7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699">
            <text:p>1.699</text:p>
          </table:table-cell>
          <table:table-cell office:value-type="float" office:value="76.03">
            <text:p>76.0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709">
            <text:p>1.709</text:p>
          </table:table-cell>
          <table:table-cell office:value-type="float" office:value="76.49">
            <text:p>76.4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5">
            <text:p>1.15</text:p>
          </table:table-cell>
          <table:table-cell office:value-type="float" office:value="3.343">
            <text:p>3.343</text:p>
          </table:table-cell>
          <table:table-cell office:value-type="float" office:value="2.193">
            <text:p>2.193</text:p>
          </table:table-cell>
          <table:table-cell office:value-type="string">
            <text:p>2.110 to 2.27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3.341">
            <text:p>3.341</text:p>
          </table:table-cell>
          <table:table-cell office:value-type="float" office:value="2.515">
            <text:p>2.515</text:p>
          </table:table-cell>
          <table:table-cell office:value-type="string">
            <text:p>2.431 to 2.5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193">
            <text:p>2.193</text:p>
          </table:table-cell>
          <table:table-cell office:value-type="float" office:value="98.15">
            <text:p>98.1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515">
            <text:p>2.515</text:p>
          </table:table-cell>
          <table:table-cell office:value-type="float" office:value="112.6">
            <text:p>112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5">
            <text:p>1.15</text:p>
          </table:table-cell>
          <table:table-cell office:value-type="float" office:value="3.256">
            <text:p>3.256</text:p>
          </table:table-cell>
          <table:table-cell office:value-type="float" office:value="2.106">
            <text:p>2.106</text:p>
          </table:table-cell>
          <table:table-cell office:value-type="string">
            <text:p>2.022 to 2.19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3.08">
            <text:p>3.08</text:p>
          </table:table-cell>
          <table:table-cell office:value-type="float" office:value="2.254">
            <text:p>2.254</text:p>
          </table:table-cell>
          <table:table-cell office:value-type="string">
            <text:p>2.171 to 2.3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106">
            <text:p>2.106</text:p>
          </table:table-cell>
          <table:table-cell office:value-type="float" office:value="94.25">
            <text:p>94.2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254">
            <text:p>2.254</text:p>
          </table:table-cell>
          <table:table-cell office:value-type="float" office:value="100.9">
            <text:p>100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5">
            <text:p>1.15</text:p>
          </table:table-cell>
          <table:table-cell office:value-type="float" office:value="2.876">
            <text:p>2.876</text:p>
          </table:table-cell>
          <table:table-cell office:value-type="float" office:value="1.727">
            <text:p>1.727</text:p>
          </table:table-cell>
          <table:table-cell office:value-type="string">
            <text:p>1.643 to 1.81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2.451">
            <text:p>2.451</text:p>
          </table:table-cell>
          <table:table-cell office:value-type="float" office:value="1.625">
            <text:p>1.625</text:p>
          </table:table-cell>
          <table:table-cell office:value-type="string">
            <text:p>1.541 to 1.7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727">
            <text:p>1.727</text:p>
          </table:table-cell>
          <table:table-cell office:value-type="float" office:value="77.26">
            <text:p>77.2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25">
            <text:p>1.625</text:p>
          </table:table-cell>
          <table:table-cell office:value-type="float" office:value="72.73">
            <text:p>72.7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5">
            <text:p>1.15</text:p>
          </table:table-cell>
          <table:table-cell office:value-type="float" office:value="2.367">
            <text:p>2.367</text:p>
          </table:table-cell>
          <table:table-cell office:value-type="float" office:value="1.217">
            <text:p>1.217</text:p>
          </table:table-cell>
          <table:table-cell office:value-type="string">
            <text:p>1.134 to 1.30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1.944">
            <text:p>1.944</text:p>
          </table:table-cell>
          <table:table-cell office:value-type="float" office:value="1.118">
            <text:p>1.118</text:p>
          </table:table-cell>
          <table:table-cell office:value-type="string">
            <text:p>1.034 to 1.2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217">
            <text:p>1.217</text:p>
          </table:table-cell>
          <table:table-cell office:value-type="float" office:value="54.48">
            <text:p>54.4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118">
            <text:p>1.118</text:p>
          </table:table-cell>
          <table:table-cell office:value-type="float" office:value="50.04">
            <text:p>50.0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5">
            <text:p>1.15</text:p>
          </table:table-cell>
          <table:table-cell office:value-type="float" office:value="1.274">
            <text:p>1.274</text:p>
          </table:table-cell>
          <table:table-cell office:value-type="float" office:value="0.1245">
            <text:p>0.1245</text:p>
          </table:table-cell>
          <table:table-cell office:value-type="string">
            <text:p>0.05202 to 0.197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1.632">
            <text:p>1.632</text:p>
          </table:table-cell>
          <table:table-cell office:value-type="float" office:value="0.8065">
            <text:p>0.8065</text:p>
          </table:table-cell>
          <table:table-cell office:value-type="string">
            <text:p>0.7228 to 0.89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245">
            <text:p>0.1245</text:p>
          </table:table-cell>
          <table:table-cell office:value-type="float" office:value="6.434">
            <text:p>6.43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065">
            <text:p>0.8065</text:p>
          </table:table-cell>
          <table:table-cell office:value-type="float" office:value="36.09">
            <text:p>36.0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5">
            <text:p>1.15</text:p>
          </table:table-cell>
          <table:table-cell office:value-type="float" office:value="3.406">
            <text:p>3.406</text:p>
          </table:table-cell>
          <table:table-cell office:value-type="float" office:value="2.256">
            <text:p>2.256</text:p>
          </table:table-cell>
          <table:table-cell office:value-type="string">
            <text:p>2.173 to 2.34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3.384">
            <text:p>3.384</text:p>
          </table:table-cell>
          <table:table-cell office:value-type="float" office:value="2.559">
            <text:p>2.559</text:p>
          </table:table-cell>
          <table:table-cell office:value-type="string">
            <text:p>2.475 to 2.6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256">
            <text:p>2.256</text:p>
          </table:table-cell>
          <table:table-cell office:value-type="float" office:value="101">
            <text:p>10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559">
            <text:p>2.559</text:p>
          </table:table-cell>
          <table:table-cell office:value-type="float" office:value="114.5">
            <text:p>114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5">
            <text:p>1.15</text:p>
          </table:table-cell>
          <table:table-cell office:value-type="float" office:value="3.357">
            <text:p>3.357</text:p>
          </table:table-cell>
          <table:table-cell office:value-type="float" office:value="2.207">
            <text:p>2.207</text:p>
          </table:table-cell>
          <table:table-cell office:value-type="string">
            <text:p>2.123 to 2.29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3.332">
            <text:p>3.332</text:p>
          </table:table-cell>
          <table:table-cell office:value-type="float" office:value="2.506">
            <text:p>2.506</text:p>
          </table:table-cell>
          <table:table-cell office:value-type="string">
            <text:p>2.423 to 2.5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207">
            <text:p>2.207</text:p>
          </table:table-cell>
          <table:table-cell office:value-type="float" office:value="98.77">
            <text:p>98.7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506">
            <text:p>2.506</text:p>
          </table:table-cell>
          <table:table-cell office:value-type="float" office:value="112.2">
            <text:p>112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5">
            <text:p>1.15</text:p>
          </table:table-cell>
          <table:table-cell office:value-type="float" office:value="3.302">
            <text:p>3.302</text:p>
          </table:table-cell>
          <table:table-cell office:value-type="float" office:value="2.153">
            <text:p>2.153</text:p>
          </table:table-cell>
          <table:table-cell office:value-type="string">
            <text:p>2.069 to 2.23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3.274">
            <text:p>3.274</text:p>
          </table:table-cell>
          <table:table-cell office:value-type="float" office:value="2.448">
            <text:p>2.448</text:p>
          </table:table-cell>
          <table:table-cell office:value-type="string">
            <text:p>2.364 to 2.5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153">
            <text:p>2.153</text:p>
          </table:table-cell>
          <table:table-cell office:value-type="float" office:value="96.34">
            <text:p>96.3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448">
            <text:p>2.448</text:p>
          </table:table-cell>
          <table:table-cell office:value-type="float" office:value="109.5">
            <text:p>109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5">
            <text:p>1.15</text:p>
          </table:table-cell>
          <table:table-cell office:value-type="float" office:value="3.226">
            <text:p>3.226</text:p>
          </table:table-cell>
          <table:table-cell office:value-type="float" office:value="2.076">
            <text:p>2.076</text:p>
          </table:table-cell>
          <table:table-cell office:value-type="string">
            <text:p>1.992 to 2.16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3.064">
            <text:p>3.064</text:p>
          </table:table-cell>
          <table:table-cell office:value-type="float" office:value="2.238">
            <text:p>2.238</text:p>
          </table:table-cell>
          <table:table-cell office:value-type="string">
            <text:p>2.154 to 2.3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076">
            <text:p>2.076</text:p>
          </table:table-cell>
          <table:table-cell office:value-type="float" office:value="92.91">
            <text:p>92.9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238">
            <text:p>2.238</text:p>
          </table:table-cell>
          <table:table-cell office:value-type="float" office:value="100.1">
            <text:p>100.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55.0 gnaps=4.2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55.0 gnaps=4.2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15">
            <text:p>1.15</text:p>
          </table:table-cell>
          <table:table-cell office:value-type="float" office:value="3.106">
            <text:p>3.106</text:p>
          </table:table-cell>
          <table:table-cell office:value-type="float" office:value="1.956">
            <text:p>1.956</text:p>
          </table:table-cell>
          <table:table-cell office:value-type="string">
            <text:p>1.873 to 2.04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58">
            <text:p>0.8258</text:p>
          </table:table-cell>
          <table:table-cell office:value-type="float" office:value="2.755">
            <text:p>2.755</text:p>
          </table:table-cell>
          <table:table-cell office:value-type="float" office:value="1.929">
            <text:p>1.929</text:p>
          </table:table-cell>
          <table:table-cell office:value-type="string">
            <text:p>1.846 to 2.0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56">
            <text:p>1.956</text:p>
          </table:table-cell>
          <table:table-cell office:value-type="float" office:value="87.54">
            <text:p>87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29">
            <text:p>1.929</text:p>
          </table:table-cell>
          <table:table-cell office:value-type="float" office:value="86.34">
            <text:p>86.3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43">
            <text:p>3.343</text:p>
          </table:table-cell>
          <table:table-cell office:value-type="float" office:value="3.256">
            <text:p>3.256</text:p>
          </table:table-cell>
          <table:table-cell office:value-type="float" office:value="-0.08709">
            <text:p>-0.08709</text:p>
          </table:table-cell>
          <table:table-cell office:value-type="string">
            <text:p>-0.1708 to -0.00339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41">
            <text:p>3.341</text:p>
          </table:table-cell>
          <table:table-cell office:value-type="float" office:value="3.08">
            <text:p>3.08</text:p>
          </table:table-cell>
          <table:table-cell office:value-type="float" office:value="-0.2607">
            <text:p>-0.2607</text:p>
          </table:table-cell>
          <table:table-cell office:value-type="string">
            <text:p>-0.3444 to -0.17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8709">
            <text:p>-0.08709</text:p>
          </table:table-cell>
          <table:table-cell office:value-type="float" office:value="3.897">
            <text:p>3.89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2607">
            <text:p>-0.2607</text:p>
          </table:table-cell>
          <table:table-cell office:value-type="float" office:value="11.67">
            <text:p>11.6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43">
            <text:p>3.343</text:p>
          </table:table-cell>
          <table:table-cell office:value-type="float" office:value="2.876">
            <text:p>2.876</text:p>
          </table:table-cell>
          <table:table-cell office:value-type="float" office:value="-0.4667">
            <text:p>-0.4667</text:p>
          </table:table-cell>
          <table:table-cell office:value-type="string">
            <text:p>-0.5504 to -0.383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41">
            <text:p>3.341</text:p>
          </table:table-cell>
          <table:table-cell office:value-type="float" office:value="2.451">
            <text:p>2.451</text:p>
          </table:table-cell>
          <table:table-cell office:value-type="float" office:value="-0.8901">
            <text:p>-0.8901</text:p>
          </table:table-cell>
          <table:table-cell office:value-type="string">
            <text:p>-0.9737 to -0.80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4667">
            <text:p>-0.4667</text:p>
          </table:table-cell>
          <table:table-cell office:value-type="float" office:value="20.88">
            <text:p>20.8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8901">
            <text:p>-0.8901</text:p>
          </table:table-cell>
          <table:table-cell office:value-type="float" office:value="39.83">
            <text:p>39.8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43">
            <text:p>3.343</text:p>
          </table:table-cell>
          <table:table-cell office:value-type="float" office:value="2.367">
            <text:p>2.367</text:p>
          </table:table-cell>
          <table:table-cell office:value-type="float" office:value="-0.9758">
            <text:p>-0.9758</text:p>
          </table:table-cell>
          <table:table-cell office:value-type="string">
            <text:p>-1.060 to -0.892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41">
            <text:p>3.341</text:p>
          </table:table-cell>
          <table:table-cell office:value-type="float" office:value="1.944">
            <text:p>1.944</text:p>
          </table:table-cell>
          <table:table-cell office:value-type="float" office:value="-1.397">
            <text:p>-1.397</text:p>
          </table:table-cell>
          <table:table-cell office:value-type="string">
            <text:p>-1.481 to -1.3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9758">
            <text:p>-0.9758</text:p>
          </table:table-cell>
          <table:table-cell office:value-type="float" office:value="43.67">
            <text:p>43.6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397">
            <text:p>-1.397</text:p>
          </table:table-cell>
          <table:table-cell office:value-type="float" office:value="62.52">
            <text:p>62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43">
            <text:p>3.343</text:p>
          </table:table-cell>
          <table:table-cell office:value-type="float" office:value="1.274">
            <text:p>1.274</text:p>
          </table:table-cell>
          <table:table-cell office:value-type="float" office:value="-2.069">
            <text:p>-2.069</text:p>
          </table:table-cell>
          <table:table-cell office:value-type="string">
            <text:p>-2.141 to -1.99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41">
            <text:p>3.341</text:p>
          </table:table-cell>
          <table:table-cell office:value-type="float" office:value="1.632">
            <text:p>1.632</text:p>
          </table:table-cell>
          <table:table-cell office:value-type="float" office:value="-1.709">
            <text:p>-1.709</text:p>
          </table:table-cell>
          <table:table-cell office:value-type="string">
            <text:p>-1.792 to -1.6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2.069">
            <text:p>-2.069</text:p>
          </table:table-cell>
          <table:table-cell office:value-type="float" office:value="106.9">
            <text:p>106.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709">
            <text:p>-1.709</text:p>
          </table:table-cell>
          <table:table-cell office:value-type="float" office:value="76.46">
            <text:p>76.4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43">
            <text:p>3.343</text:p>
          </table:table-cell>
          <table:table-cell office:value-type="float" office:value="3.406">
            <text:p>3.406</text:p>
          </table:table-cell>
          <table:table-cell office:value-type="float" office:value="0.06328">
            <text:p>0.06328</text:p>
          </table:table-cell>
          <table:table-cell office:value-type="string">
            <text:p>-0.02042 to 0.147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41">
            <text:p>3.341</text:p>
          </table:table-cell>
          <table:table-cell office:value-type="float" office:value="3.384">
            <text:p>3.384</text:p>
          </table:table-cell>
          <table:table-cell office:value-type="float" office:value="0.04354">
            <text:p>0.04354</text:p>
          </table:table-cell>
          <table:table-cell office:value-type="string">
            <text:p>-0.04016 to 0.12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6328">
            <text:p>0.06328</text:p>
          </table:table-cell>
          <table:table-cell office:value-type="float" office:value="2.832">
            <text:p>2.832</text:p>
          </table:table-cell>
          <table:table-cell office:value-type="string">
            <text:p>P&lt;0.01</text:p>
          </table:table-cell>
          <table:table-cell office:value-type="string">
            <text:p>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04354">
            <text:p>0.04354</text:p>
          </table:table-cell>
          <table:table-cell office:value-type="float" office:value="1.948">
            <text:p>1.94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43">
            <text:p>3.343</text:p>
          </table:table-cell>
          <table:table-cell office:value-type="float" office:value="3.357">
            <text:p>3.357</text:p>
          </table:table-cell>
          <table:table-cell office:value-type="float" office:value="0.01393">
            <text:p>0.01393</text:p>
          </table:table-cell>
          <table:table-cell office:value-type="string">
            <text:p>-0.06977 to 0.0976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41">
            <text:p>3.341</text:p>
          </table:table-cell>
          <table:table-cell office:value-type="float" office:value="3.332">
            <text:p>3.332</text:p>
          </table:table-cell>
          <table:table-cell office:value-type="float" office:value="-0.008755">
            <text:p>-0.008755</text:p>
          </table:table-cell>
          <table:table-cell office:value-type="string">
            <text:p>-0.09245 to 0.074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1393">
            <text:p>0.01393</text:p>
          </table:table-cell>
          <table:table-cell office:value-type="float" office:value="0.6232">
            <text:p>0.6232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08755">
            <text:p>-0.008755</text:p>
          </table:table-cell>
          <table:table-cell office:value-type="float" office:value="0.3918">
            <text:p>0.391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43">
            <text:p>3.343</text:p>
          </table:table-cell>
          <table:table-cell office:value-type="float" office:value="3.302">
            <text:p>3.302</text:p>
          </table:table-cell>
          <table:table-cell office:value-type="float" office:value="-0.04039">
            <text:p>-0.04039</text:p>
          </table:table-cell>
          <table:table-cell office:value-type="string">
            <text:p>-0.1241 to 0.0433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41">
            <text:p>3.341</text:p>
          </table:table-cell>
          <table:table-cell office:value-type="float" office:value="3.274">
            <text:p>3.274</text:p>
          </table:table-cell>
          <table:table-cell office:value-type="float" office:value="-0.06739">
            <text:p>-0.06739</text:p>
          </table:table-cell>
          <table:table-cell office:value-type="string">
            <text:p>-0.1511 to 0.016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4039">
            <text:p>-0.04039</text:p>
          </table:table-cell>
          <table:table-cell office:value-type="float" office:value="1.808">
            <text:p>1.808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6739">
            <text:p>-0.06739</text:p>
          </table:table-cell>
          <table:table-cell office:value-type="float" office:value="3.016">
            <text:p>3.016</text:p>
          </table:table-cell>
          <table:table-cell office:value-type="string">
            <text:p>P&lt;0.01</text:p>
          </table:table-cell>
          <table:table-cell office:value-type="string">
            <text:p>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43">
            <text:p>3.343</text:p>
          </table:table-cell>
          <table:table-cell office:value-type="float" office:value="3.226">
            <text:p>3.226</text:p>
          </table:table-cell>
          <table:table-cell office:value-type="float" office:value="-0.1171">
            <text:p>-0.1171</text:p>
          </table:table-cell>
          <table:table-cell office:value-type="string">
            <text:p>-0.2008 to -0.0334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41">
            <text:p>3.341</text:p>
          </table:table-cell>
          <table:table-cell office:value-type="float" office:value="3.064">
            <text:p>3.064</text:p>
          </table:table-cell>
          <table:table-cell office:value-type="float" office:value="-0.2772">
            <text:p>-0.2772</text:p>
          </table:table-cell>
          <table:table-cell office:value-type="string">
            <text:p>-0.3609 to -0.19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171">
            <text:p>-0.1171</text:p>
          </table:table-cell>
          <table:table-cell office:value-type="float" office:value="5.242">
            <text:p>5.24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2772">
            <text:p>-0.2772</text:p>
          </table:table-cell>
          <table:table-cell office:value-type="float" office:value="12.41">
            <text:p>12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43">
            <text:p>3.343</text:p>
          </table:table-cell>
          <table:table-cell office:value-type="float" office:value="3.106">
            <text:p>3.106</text:p>
          </table:table-cell>
          <table:table-cell office:value-type="float" office:value="-0.237">
            <text:p>-0.237</text:p>
          </table:table-cell>
          <table:table-cell office:value-type="string">
            <text:p>-0.3207 to -0.153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41">
            <text:p>3.341</text:p>
          </table:table-cell>
          <table:table-cell office:value-type="float" office:value="2.755">
            <text:p>2.755</text:p>
          </table:table-cell>
          <table:table-cell office:value-type="float" office:value="-0.5857">
            <text:p>-0.5857</text:p>
          </table:table-cell>
          <table:table-cell office:value-type="string">
            <text:p>-0.6694 to -0.50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37">
            <text:p>-0.237</text:p>
          </table:table-cell>
          <table:table-cell office:value-type="float" office:value="10.61">
            <text:p>10.6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5857">
            <text:p>-0.5857</text:p>
          </table:table-cell>
          <table:table-cell office:value-type="float" office:value="26.21">
            <text:p>26.2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256">
            <text:p>3.256</text:p>
          </table:table-cell>
          <table:table-cell office:value-type="float" office:value="2.876">
            <text:p>2.876</text:p>
          </table:table-cell>
          <table:table-cell office:value-type="float" office:value="-0.3796">
            <text:p>-0.3796</text:p>
          </table:table-cell>
          <table:table-cell office:value-type="string">
            <text:p>-0.4633 to -0.295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8">
            <text:p>3.08</text:p>
          </table:table-cell>
          <table:table-cell office:value-type="float" office:value="2.451">
            <text:p>2.451</text:p>
          </table:table-cell>
          <table:table-cell office:value-type="float" office:value="-0.6293">
            <text:p>-0.6293</text:p>
          </table:table-cell>
          <table:table-cell office:value-type="string">
            <text:p>-0.7130 to -0.54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3796">
            <text:p>-0.3796</text:p>
          </table:table-cell>
          <table:table-cell office:value-type="float" office:value="16.99">
            <text:p>16.9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6293">
            <text:p>-0.6293</text:p>
          </table:table-cell>
          <table:table-cell office:value-type="float" office:value="28.16">
            <text:p>28.1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256">
            <text:p>3.256</text:p>
          </table:table-cell>
          <table:table-cell office:value-type="float" office:value="2.367">
            <text:p>2.367</text:p>
          </table:table-cell>
          <table:table-cell office:value-type="float" office:value="-0.8887">
            <text:p>-0.8887</text:p>
          </table:table-cell>
          <table:table-cell office:value-type="string">
            <text:p>-0.9724 to -0.805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8">
            <text:p>3.08</text:p>
          </table:table-cell>
          <table:table-cell office:value-type="float" office:value="1.944">
            <text:p>1.944</text:p>
          </table:table-cell>
          <table:table-cell office:value-type="float" office:value="-1.136">
            <text:p>-1.136</text:p>
          </table:table-cell>
          <table:table-cell office:value-type="string">
            <text:p>-1.220 to -1.0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8887">
            <text:p>-0.8887</text:p>
          </table:table-cell>
          <table:table-cell office:value-type="float" office:value="39.77">
            <text:p>39.7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136">
            <text:p>-1.136</text:p>
          </table:table-cell>
          <table:table-cell office:value-type="float" office:value="50.85">
            <text:p>50.8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256">
            <text:p>3.256</text:p>
          </table:table-cell>
          <table:table-cell office:value-type="float" office:value="1.274">
            <text:p>1.274</text:p>
          </table:table-cell>
          <table:table-cell office:value-type="float" office:value="-1.982">
            <text:p>-1.982</text:p>
          </table:table-cell>
          <table:table-cell office:value-type="string">
            <text:p>-2.054 to -1.90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8">
            <text:p>3.08</text:p>
          </table:table-cell>
          <table:table-cell office:value-type="float" office:value="1.632">
            <text:p>1.632</text:p>
          </table:table-cell>
          <table:table-cell office:value-type="float" office:value="-1.448">
            <text:p>-1.448</text:p>
          </table:table-cell>
          <table:table-cell office:value-type="string">
            <text:p>-1.532 to -1.3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982">
            <text:p>-1.982</text:p>
          </table:table-cell>
          <table:table-cell office:value-type="float" office:value="102.4">
            <text:p>102.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1.448">
            <text:p>-1.448</text:p>
          </table:table-cell>
          <table:table-cell office:value-type="float" office:value="64.8">
            <text:p>64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256">
            <text:p>3.256</text:p>
          </table:table-cell>
          <table:table-cell office:value-type="float" office:value="3.406">
            <text:p>3.406</text:p>
          </table:table-cell>
          <table:table-cell office:value-type="float" office:value="0.1504">
            <text:p>0.1504</text:p>
          </table:table-cell>
          <table:table-cell office:value-type="string">
            <text:p>0.06667 to 0.234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8">
            <text:p>3.08</text:p>
          </table:table-cell>
          <table:table-cell office:value-type="float" office:value="3.384">
            <text:p>3.384</text:p>
          </table:table-cell>
          <table:table-cell office:value-type="float" office:value="0.3042">
            <text:p>0.3042</text:p>
          </table:table-cell>
          <table:table-cell office:value-type="string">
            <text:p>0.2205 to 0.38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504">
            <text:p>0.1504</text:p>
          </table:table-cell>
          <table:table-cell office:value-type="float" office:value="6.729">
            <text:p>6.7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042">
            <text:p>0.3042</text:p>
          </table:table-cell>
          <table:table-cell office:value-type="float" office:value="13.62">
            <text:p>13.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256">
            <text:p>3.256</text:p>
          </table:table-cell>
          <table:table-cell office:value-type="float" office:value="3.357">
            <text:p>3.357</text:p>
          </table:table-cell>
          <table:table-cell office:value-type="float" office:value="0.101">
            <text:p>0.101</text:p>
          </table:table-cell>
          <table:table-cell office:value-type="string">
            <text:p>0.01731 to 0.184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8">
            <text:p>3.08</text:p>
          </table:table-cell>
          <table:table-cell office:value-type="float" office:value="3.332">
            <text:p>3.332</text:p>
          </table:table-cell>
          <table:table-cell office:value-type="float" office:value="0.2519">
            <text:p>0.2519</text:p>
          </table:table-cell>
          <table:table-cell office:value-type="string">
            <text:p>0.1683 to 0.33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101">
            <text:p>0.101</text:p>
          </table:table-cell>
          <table:table-cell office:value-type="float" office:value="4.52">
            <text:p>4.5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2519">
            <text:p>0.2519</text:p>
          </table:table-cell>
          <table:table-cell office:value-type="float" office:value="11.28">
            <text:p>11.2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256">
            <text:p>3.256</text:p>
          </table:table-cell>
          <table:table-cell office:value-type="float" office:value="3.302">
            <text:p>3.302</text:p>
          </table:table-cell>
          <table:table-cell office:value-type="float" office:value="0.04669">
            <text:p>0.04669</text:p>
          </table:table-cell>
          <table:table-cell office:value-type="string">
            <text:p>-0.03700 to 0.130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8">
            <text:p>3.08</text:p>
          </table:table-cell>
          <table:table-cell office:value-type="float" office:value="3.274">
            <text:p>3.274</text:p>
          </table:table-cell>
          <table:table-cell office:value-type="float" office:value="0.1933">
            <text:p>0.1933</text:p>
          </table:table-cell>
          <table:table-cell office:value-type="string">
            <text:p>0.1096 to 0.27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04669">
            <text:p>0.04669</text:p>
          </table:table-cell>
          <table:table-cell office:value-type="float" office:value="2.09">
            <text:p>2.0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1933">
            <text:p>0.1933</text:p>
          </table:table-cell>
          <table:table-cell office:value-type="float" office:value="8.651">
            <text:p>8.65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256">
            <text:p>3.256</text:p>
          </table:table-cell>
          <table:table-cell office:value-type="float" office:value="3.226">
            <text:p>3.226</text:p>
          </table:table-cell>
          <table:table-cell office:value-type="float" office:value="-0.03005">
            <text:p>-0.03005</text:p>
          </table:table-cell>
          <table:table-cell office:value-type="string">
            <text:p>-0.1138 to 0.0536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8">
            <text:p>3.08</text:p>
          </table:table-cell>
          <table:table-cell office:value-type="float" office:value="3.064">
            <text:p>3.064</text:p>
          </table:table-cell>
          <table:table-cell office:value-type="float" office:value="-0.01653">
            <text:p>-0.01653</text:p>
          </table:table-cell>
          <table:table-cell office:value-type="string">
            <text:p>-0.1002 to 0.067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3005">
            <text:p>-0.03005</text:p>
          </table:table-cell>
          <table:table-cell office:value-type="float" office:value="1.345">
            <text:p>1.345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1653">
            <text:p>-0.01653</text:p>
          </table:table-cell>
          <table:table-cell office:value-type="float" office:value="0.7396">
            <text:p>0.739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256">
            <text:p>3.256</text:p>
          </table:table-cell>
          <table:table-cell office:value-type="float" office:value="3.106">
            <text:p>3.106</text:p>
          </table:table-cell>
          <table:table-cell office:value-type="float" office:value="-0.1499">
            <text:p>-0.1499</text:p>
          </table:table-cell>
          <table:table-cell office:value-type="string">
            <text:p>-0.2336 to -0.0661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8">
            <text:p>3.08</text:p>
          </table:table-cell>
          <table:table-cell office:value-type="float" office:value="2.755">
            <text:p>2.755</text:p>
          </table:table-cell>
          <table:table-cell office:value-type="float" office:value="-0.325">
            <text:p>-0.325</text:p>
          </table:table-cell>
          <table:table-cell office:value-type="string">
            <text:p>-0.4087 to -0.24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499">
            <text:p>-0.1499</text:p>
          </table:table-cell>
          <table:table-cell office:value-type="float" office:value="6.708">
            <text:p>6.70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325">
            <text:p>-0.325</text:p>
          </table:table-cell>
          <table:table-cell office:value-type="float" office:value="14.54">
            <text:p>14.5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0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0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876">
            <text:p>2.876</text:p>
          </table:table-cell>
          <table:table-cell office:value-type="float" office:value="2.367">
            <text:p>2.367</text:p>
          </table:table-cell>
          <table:table-cell office:value-type="float" office:value="-0.5091">
            <text:p>-0.5091</text:p>
          </table:table-cell>
          <table:table-cell office:value-type="string">
            <text:p>-0.5928 to -0.425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451">
            <text:p>2.451</text:p>
          </table:table-cell>
          <table:table-cell office:value-type="float" office:value="1.944">
            <text:p>1.944</text:p>
          </table:table-cell>
          <table:table-cell office:value-type="float" office:value="-0.507">
            <text:p>-0.507</text:p>
          </table:table-cell>
          <table:table-cell office:value-type="string">
            <text:p>-0.5907 to -0.42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5091">
            <text:p>-0.5091</text:p>
          </table:table-cell>
          <table:table-cell office:value-type="float" office:value="22.78">
            <text:p>22.7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507">
            <text:p>-0.507</text:p>
          </table:table-cell>
          <table:table-cell office:value-type="float" office:value="22.69">
            <text:p>22.6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876">
            <text:p>2.876</text:p>
          </table:table-cell>
          <table:table-cell office:value-type="float" office:value="1.274">
            <text:p>1.274</text:p>
          </table:table-cell>
          <table:table-cell office:value-type="float" office:value="-1.602">
            <text:p>-1.602</text:p>
          </table:table-cell>
          <table:table-cell office:value-type="string">
            <text:p>-1.674 to -1.53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451">
            <text:p>2.451</text:p>
          </table:table-cell>
          <table:table-cell office:value-type="float" office:value="1.632">
            <text:p>1.632</text:p>
          </table:table-cell>
          <table:table-cell office:value-type="float" office:value="-0.8186">
            <text:p>-0.8186</text:p>
          </table:table-cell>
          <table:table-cell office:value-type="string">
            <text:p>-0.9023 to -0.73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602">
            <text:p>-1.602</text:p>
          </table:table-cell>
          <table:table-cell office:value-type="float" office:value="82.78">
            <text:p>82.7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8186">
            <text:p>-0.8186</text:p>
          </table:table-cell>
          <table:table-cell office:value-type="float" office:value="36.63">
            <text:p>36.6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876">
            <text:p>2.876</text:p>
          </table:table-cell>
          <table:table-cell office:value-type="float" office:value="3.406">
            <text:p>3.406</text:p>
          </table:table-cell>
          <table:table-cell office:value-type="float" office:value="0.53">
            <text:p>0.53</text:p>
          </table:table-cell>
          <table:table-cell office:value-type="string">
            <text:p>0.4463 to 0.613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451">
            <text:p>2.451</text:p>
          </table:table-cell>
          <table:table-cell office:value-type="float" office:value="3.384">
            <text:p>3.384</text:p>
          </table:table-cell>
          <table:table-cell office:value-type="float" office:value="0.9336">
            <text:p>0.9336</text:p>
          </table:table-cell>
          <table:table-cell office:value-type="string">
            <text:p>0.8499 to 1.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53">
            <text:p>0.53</text:p>
          </table:table-cell>
          <table:table-cell office:value-type="float" office:value="23.72">
            <text:p>23.7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9336">
            <text:p>0.9336</text:p>
          </table:table-cell>
          <table:table-cell office:value-type="float" office:value="41.78">
            <text:p>41.7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876">
            <text:p>2.876</text:p>
          </table:table-cell>
          <table:table-cell office:value-type="float" office:value="3.357">
            <text:p>3.357</text:p>
          </table:table-cell>
          <table:table-cell office:value-type="float" office:value="0.4806">
            <text:p>0.4806</text:p>
          </table:table-cell>
          <table:table-cell office:value-type="string">
            <text:p>0.3969 to 0.564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451">
            <text:p>2.451</text:p>
          </table:table-cell>
          <table:table-cell office:value-type="float" office:value="3.332">
            <text:p>3.332</text:p>
          </table:table-cell>
          <table:table-cell office:value-type="float" office:value="0.8813">
            <text:p>0.8813</text:p>
          </table:table-cell>
          <table:table-cell office:value-type="string">
            <text:p>0.7976 to 0.9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806">
            <text:p>0.4806</text:p>
          </table:table-cell>
          <table:table-cell office:value-type="float" office:value="21.51">
            <text:p>21.5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813">
            <text:p>0.8813</text:p>
          </table:table-cell>
          <table:table-cell office:value-type="float" office:value="39.44">
            <text:p>39.4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876">
            <text:p>2.876</text:p>
          </table:table-cell>
          <table:table-cell office:value-type="float" office:value="3.302">
            <text:p>3.302</text:p>
          </table:table-cell>
          <table:table-cell office:value-type="float" office:value="0.4263">
            <text:p>0.4263</text:p>
          </table:table-cell>
          <table:table-cell office:value-type="string">
            <text:p>0.3426 to 0.510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451">
            <text:p>2.451</text:p>
          </table:table-cell>
          <table:table-cell office:value-type="float" office:value="3.274">
            <text:p>3.274</text:p>
          </table:table-cell>
          <table:table-cell office:value-type="float" office:value="0.8227">
            <text:p>0.8227</text:p>
          </table:table-cell>
          <table:table-cell office:value-type="string">
            <text:p>0.7390 to 0.90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4263">
            <text:p>0.4263</text:p>
          </table:table-cell>
          <table:table-cell office:value-type="float" office:value="19.08">
            <text:p>19.0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227">
            <text:p>0.8227</text:p>
          </table:table-cell>
          <table:table-cell office:value-type="float" office:value="36.81">
            <text:p>36.8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876">
            <text:p>2.876</text:p>
          </table:table-cell>
          <table:table-cell office:value-type="float" office:value="3.226">
            <text:p>3.226</text:p>
          </table:table-cell>
          <table:table-cell office:value-type="float" office:value="0.3495">
            <text:p>0.3495</text:p>
          </table:table-cell>
          <table:table-cell office:value-type="string">
            <text:p>0.2658 to 0.433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451">
            <text:p>2.451</text:p>
          </table:table-cell>
          <table:table-cell office:value-type="float" office:value="3.064">
            <text:p>3.064</text:p>
          </table:table-cell>
          <table:table-cell office:value-type="float" office:value="0.6128">
            <text:p>0.6128</text:p>
          </table:table-cell>
          <table:table-cell office:value-type="string">
            <text:p>0.5291 to 0.69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3495">
            <text:p>0.3495</text:p>
          </table:table-cell>
          <table:table-cell office:value-type="float" office:value="15.64">
            <text:p>15.6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6128">
            <text:p>0.6128</text:p>
          </table:table-cell>
          <table:table-cell office:value-type="float" office:value="27.42">
            <text:p>27.4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876">
            <text:p>2.876</text:p>
          </table:table-cell>
          <table:table-cell office:value-type="float" office:value="3.106">
            <text:p>3.106</text:p>
          </table:table-cell>
          <table:table-cell office:value-type="float" office:value="0.2297">
            <text:p>0.2297</text:p>
          </table:table-cell>
          <table:table-cell office:value-type="string">
            <text:p>0.1460 to 0.313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2.451">
            <text:p>2.451</text:p>
          </table:table-cell>
          <table:table-cell office:value-type="float" office:value="2.755">
            <text:p>2.755</text:p>
          </table:table-cell>
          <table:table-cell office:value-type="float" office:value="0.3043">
            <text:p>0.3043</text:p>
          </table:table-cell>
          <table:table-cell office:value-type="string">
            <text:p>0.2206 to 0.38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2297">
            <text:p>0.2297</text:p>
          </table:table-cell>
          <table:table-cell office:value-type="float" office:value="10.28">
            <text:p>10.2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3043">
            <text:p>0.3043</text:p>
          </table:table-cell>
          <table:table-cell office:value-type="float" office:value="13.62">
            <text:p>13.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0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0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7">
            <text:p>2.367</text:p>
          </table:table-cell>
          <table:table-cell office:value-type="float" office:value="1.274">
            <text:p>1.274</text:p>
          </table:table-cell>
          <table:table-cell office:value-type="float" office:value="-1.093">
            <text:p>-1.093</text:p>
          </table:table-cell>
          <table:table-cell office:value-type="string">
            <text:p>-1.165 to -1.02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44">
            <text:p>1.944</text:p>
          </table:table-cell>
          <table:table-cell office:value-type="float" office:value="1.632">
            <text:p>1.632</text:p>
          </table:table-cell>
          <table:table-cell office:value-type="float" office:value="-0.3116">
            <text:p>-0.3116</text:p>
          </table:table-cell>
          <table:table-cell office:value-type="string">
            <text:p>-0.3953 to -0.22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1.093">
            <text:p>-1.093</text:p>
          </table:table-cell>
          <table:table-cell office:value-type="float" office:value="56.47">
            <text:p>56.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3116">
            <text:p>-0.3116</text:p>
          </table:table-cell>
          <table:table-cell office:value-type="float" office:value="13.94">
            <text:p>13.9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7">
            <text:p>2.367</text:p>
          </table:table-cell>
          <table:table-cell office:value-type="float" office:value="3.406">
            <text:p>3.406</text:p>
          </table:table-cell>
          <table:table-cell office:value-type="float" office:value="1.039">
            <text:p>1.039</text:p>
          </table:table-cell>
          <table:table-cell office:value-type="string">
            <text:p>0.9554 to 1.12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44">
            <text:p>1.944</text:p>
          </table:table-cell>
          <table:table-cell office:value-type="float" office:value="3.384">
            <text:p>3.384</text:p>
          </table:table-cell>
          <table:table-cell office:value-type="float" office:value="1.441">
            <text:p>1.441</text:p>
          </table:table-cell>
          <table:table-cell office:value-type="string">
            <text:p>1.357 to 1.5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039">
            <text:p>1.039</text:p>
          </table:table-cell>
          <table:table-cell office:value-type="float" office:value="46.5">
            <text:p>46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441">
            <text:p>1.441</text:p>
          </table:table-cell>
          <table:table-cell office:value-type="float" office:value="64.47">
            <text:p>64.4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7">
            <text:p>2.367</text:p>
          </table:table-cell>
          <table:table-cell office:value-type="float" office:value="3.357">
            <text:p>3.357</text:p>
          </table:table-cell>
          <table:table-cell office:value-type="float" office:value="0.9897">
            <text:p>0.9897</text:p>
          </table:table-cell>
          <table:table-cell office:value-type="string">
            <text:p>0.9060 to 1.07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44">
            <text:p>1.944</text:p>
          </table:table-cell>
          <table:table-cell office:value-type="float" office:value="3.332">
            <text:p>3.332</text:p>
          </table:table-cell>
          <table:table-cell office:value-type="float" office:value="1.388">
            <text:p>1.388</text:p>
          </table:table-cell>
          <table:table-cell office:value-type="string">
            <text:p>1.305 to 1.4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9897">
            <text:p>0.9897</text:p>
          </table:table-cell>
          <table:table-cell office:value-type="float" office:value="44.29">
            <text:p>44.2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88">
            <text:p>1.388</text:p>
          </table:table-cell>
          <table:table-cell office:value-type="float" office:value="62.13">
            <text:p>62.1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7">
            <text:p>2.367</text:p>
          </table:table-cell>
          <table:table-cell office:value-type="float" office:value="3.302">
            <text:p>3.302</text:p>
          </table:table-cell>
          <table:table-cell office:value-type="float" office:value="0.9354">
            <text:p>0.9354</text:p>
          </table:table-cell>
          <table:table-cell office:value-type="string">
            <text:p>0.8517 to 1.01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44">
            <text:p>1.944</text:p>
          </table:table-cell>
          <table:table-cell office:value-type="float" office:value="3.274">
            <text:p>3.274</text:p>
          </table:table-cell>
          <table:table-cell office:value-type="float" office:value="1.33">
            <text:p>1.33</text:p>
          </table:table-cell>
          <table:table-cell office:value-type="string">
            <text:p>1.246 to 1.4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9354">
            <text:p>0.9354</text:p>
          </table:table-cell>
          <table:table-cell office:value-type="float" office:value="41.86">
            <text:p>41.8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33">
            <text:p>1.33</text:p>
          </table:table-cell>
          <table:table-cell office:value-type="float" office:value="59.5">
            <text:p>59.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7">
            <text:p>2.367</text:p>
          </table:table-cell>
          <table:table-cell office:value-type="float" office:value="3.226">
            <text:p>3.226</text:p>
          </table:table-cell>
          <table:table-cell office:value-type="float" office:value="0.8587">
            <text:p>0.8587</text:p>
          </table:table-cell>
          <table:table-cell office:value-type="string">
            <text:p>0.7750 to 0.942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44">
            <text:p>1.944</text:p>
          </table:table-cell>
          <table:table-cell office:value-type="float" office:value="3.064">
            <text:p>3.064</text:p>
          </table:table-cell>
          <table:table-cell office:value-type="float" office:value="1.12">
            <text:p>1.12</text:p>
          </table:table-cell>
          <table:table-cell office:value-type="string">
            <text:p>1.036 to 1.2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8587">
            <text:p>0.8587</text:p>
          </table:table-cell>
          <table:table-cell office:value-type="float" office:value="38.43">
            <text:p>38.4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12">
            <text:p>1.12</text:p>
          </table:table-cell>
          <table:table-cell office:value-type="float" office:value="50.11">
            <text:p>50.1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367">
            <text:p>2.367</text:p>
          </table:table-cell>
          <table:table-cell office:value-type="float" office:value="3.106">
            <text:p>3.106</text:p>
          </table:table-cell>
          <table:table-cell office:value-type="float" office:value="0.7388">
            <text:p>0.7388</text:p>
          </table:table-cell>
          <table:table-cell office:value-type="string">
            <text:p>0.6551 to 0.822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944">
            <text:p>1.944</text:p>
          </table:table-cell>
          <table:table-cell office:value-type="float" office:value="2.755">
            <text:p>2.755</text:p>
          </table:table-cell>
          <table:table-cell office:value-type="float" office:value="0.8113">
            <text:p>0.8113</text:p>
          </table:table-cell>
          <table:table-cell office:value-type="string">
            <text:p>0.7276 to 0.89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0.7388">
            <text:p>0.7388</text:p>
          </table:table-cell>
          <table:table-cell office:value-type="float" office:value="33.06">
            <text:p>33.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0.8113">
            <text:p>0.8113</text:p>
          </table:table-cell>
          <table:table-cell office:value-type="float" office:value="36.31">
            <text:p>36.3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1.8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1.8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274">
            <text:p>1.274</text:p>
          </table:table-cell>
          <table:table-cell office:value-type="float" office:value="3.406">
            <text:p>3.406</text:p>
          </table:table-cell>
          <table:table-cell office:value-type="float" office:value="2.132">
            <text:p>2.132</text:p>
          </table:table-cell>
          <table:table-cell office:value-type="string">
            <text:p>2.059 to 2.20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32">
            <text:p>1.632</text:p>
          </table:table-cell>
          <table:table-cell office:value-type="float" office:value="3.384">
            <text:p>3.384</text:p>
          </table:table-cell>
          <table:table-cell office:value-type="float" office:value="1.752">
            <text:p>1.752</text:p>
          </table:table-cell>
          <table:table-cell office:value-type="string">
            <text:p>1.668 to 1.8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132">
            <text:p>2.132</text:p>
          </table:table-cell>
          <table:table-cell office:value-type="float" office:value="110.2">
            <text:p>110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752">
            <text:p>1.752</text:p>
          </table:table-cell>
          <table:table-cell office:value-type="float" office:value="78.41">
            <text:p>78.4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274">
            <text:p>1.274</text:p>
          </table:table-cell>
          <table:table-cell office:value-type="float" office:value="3.357">
            <text:p>3.357</text:p>
          </table:table-cell>
          <table:table-cell office:value-type="float" office:value="2.083">
            <text:p>2.083</text:p>
          </table:table-cell>
          <table:table-cell office:value-type="string">
            <text:p>2.010 to 2.15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32">
            <text:p>1.632</text:p>
          </table:table-cell>
          <table:table-cell office:value-type="float" office:value="3.332">
            <text:p>3.332</text:p>
          </table:table-cell>
          <table:table-cell office:value-type="float" office:value="1.7">
            <text:p>1.7</text:p>
          </table:table-cell>
          <table:table-cell office:value-type="string">
            <text:p>1.616 to 1.7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083">
            <text:p>2.083</text:p>
          </table:table-cell>
          <table:table-cell office:value-type="float" office:value="107.6">
            <text:p>107.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7">
            <text:p>1.7</text:p>
          </table:table-cell>
          <table:table-cell office:value-type="float" office:value="76.07">
            <text:p>76.0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274">
            <text:p>1.274</text:p>
          </table:table-cell>
          <table:table-cell office:value-type="float" office:value="3.302">
            <text:p>3.302</text:p>
          </table:table-cell>
          <table:table-cell office:value-type="float" office:value="2.028">
            <text:p>2.028</text:p>
          </table:table-cell>
          <table:table-cell office:value-type="string">
            <text:p>1.956 to 2.101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32">
            <text:p>1.632</text:p>
          </table:table-cell>
          <table:table-cell office:value-type="float" office:value="3.274">
            <text:p>3.274</text:p>
          </table:table-cell>
          <table:table-cell office:value-type="float" office:value="1.641">
            <text:p>1.641</text:p>
          </table:table-cell>
          <table:table-cell office:value-type="string">
            <text:p>1.558 to 1.7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2.028">
            <text:p>2.028</text:p>
          </table:table-cell>
          <table:table-cell office:value-type="float" office:value="104.8">
            <text:p>104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41">
            <text:p>1.641</text:p>
          </table:table-cell>
          <table:table-cell office:value-type="float" office:value="73.45">
            <text:p>73.4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274">
            <text:p>1.274</text:p>
          </table:table-cell>
          <table:table-cell office:value-type="float" office:value="3.226">
            <text:p>3.226</text:p>
          </table:table-cell>
          <table:table-cell office:value-type="float" office:value="1.952">
            <text:p>1.952</text:p>
          </table:table-cell>
          <table:table-cell office:value-type="string">
            <text:p>1.879 to 2.02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32">
            <text:p>1.632</text:p>
          </table:table-cell>
          <table:table-cell office:value-type="float" office:value="3.064">
            <text:p>3.064</text:p>
          </table:table-cell>
          <table:table-cell office:value-type="float" office:value="1.431">
            <text:p>1.431</text:p>
          </table:table-cell>
          <table:table-cell office:value-type="string">
            <text:p>1.348 to 1.5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952">
            <text:p>1.952</text:p>
          </table:table-cell>
          <table:table-cell office:value-type="float" office:value="100.8">
            <text:p>100.8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431">
            <text:p>1.431</text:p>
          </table:table-cell>
          <table:table-cell office:value-type="float" office:value="64.06">
            <text:p>64.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0.0 gnaps=4.2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0.0 gnaps=4.2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274">
            <text:p>1.274</text:p>
          </table:table-cell>
          <table:table-cell office:value-type="float" office:value="3.106">
            <text:p>3.106</text:p>
          </table:table-cell>
          <table:table-cell office:value-type="float" office:value="1.832">
            <text:p>1.832</text:p>
          </table:table-cell>
          <table:table-cell office:value-type="string">
            <text:p>1.759 to 1.904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632">
            <text:p>1.632</text:p>
          </table:table-cell>
          <table:table-cell office:value-type="float" office:value="2.755">
            <text:p>2.755</text:p>
          </table:table-cell>
          <table:table-cell office:value-type="float" office:value="1.123">
            <text:p>1.123</text:p>
          </table:table-cell>
          <table:table-cell office:value-type="string">
            <text:p>1.039 to 1.2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1.832">
            <text:p>1.832</text:p>
          </table:table-cell>
          <table:table-cell office:value-type="float" office:value="94.65">
            <text:p>94.6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1.123">
            <text:p>1.123</text:p>
          </table:table-cell>
          <table:table-cell office:value-type="float" office:value="50.25">
            <text:p>50.2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2.4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2.4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406">
            <text:p>3.406</text:p>
          </table:table-cell>
          <table:table-cell office:value-type="float" office:value="3.357">
            <text:p>3.357</text:p>
          </table:table-cell>
          <table:table-cell office:value-type="float" office:value="-0.04935">
            <text:p>-0.04935</text:p>
          </table:table-cell>
          <table:table-cell office:value-type="string">
            <text:p>-0.1331 to 0.03435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84">
            <text:p>3.384</text:p>
          </table:table-cell>
          <table:table-cell office:value-type="float" office:value="3.332">
            <text:p>3.332</text:p>
          </table:table-cell>
          <table:table-cell office:value-type="float" office:value="-0.05229">
            <text:p>-0.05229</text:p>
          </table:table-cell>
          <table:table-cell office:value-type="string">
            <text:p>-0.1360 to 0.031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4935">
            <text:p>-0.04935</text:p>
          </table:table-cell>
          <table:table-cell office:value-type="float" office:value="2.209">
            <text:p>2.20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5229">
            <text:p>-0.05229</text:p>
          </table:table-cell>
          <table:table-cell office:value-type="float" office:value="2.34">
            <text:p>2.34</text:p>
          </table:table-cell>
          <table:table-cell office:value-type="string">
            <text:p>P &lt; 0.05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406">
            <text:p>3.406</text:p>
          </table:table-cell>
          <table:table-cell office:value-type="float" office:value="3.302">
            <text:p>3.302</text:p>
          </table:table-cell>
          <table:table-cell office:value-type="float" office:value="-0.1037">
            <text:p>-0.1037</text:p>
          </table:table-cell>
          <table:table-cell office:value-type="string">
            <text:p>-0.1874 to -0.0199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84">
            <text:p>3.384</text:p>
          </table:table-cell>
          <table:table-cell office:value-type="float" office:value="3.274">
            <text:p>3.274</text:p>
          </table:table-cell>
          <table:table-cell office:value-type="float" office:value="-0.1109">
            <text:p>-0.1109</text:p>
          </table:table-cell>
          <table:table-cell office:value-type="string">
            <text:p>-0.1946 to -0.027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037">
            <text:p>-0.1037</text:p>
          </table:table-cell>
          <table:table-cell office:value-type="float" office:value="4.639">
            <text:p>4.6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1109">
            <text:p>-0.1109</text:p>
          </table:table-cell>
          <table:table-cell office:value-type="float" office:value="4.964">
            <text:p>4.96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406">
            <text:p>3.406</text:p>
          </table:table-cell>
          <table:table-cell office:value-type="float" office:value="3.226">
            <text:p>3.226</text:p>
          </table:table-cell>
          <table:table-cell office:value-type="float" office:value="-0.1804">
            <text:p>-0.1804</text:p>
          </table:table-cell>
          <table:table-cell office:value-type="string">
            <text:p>-0.2641 to -0.0967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84">
            <text:p>3.384</text:p>
          </table:table-cell>
          <table:table-cell office:value-type="float" office:value="3.064">
            <text:p>3.064</text:p>
          </table:table-cell>
          <table:table-cell office:value-type="float" office:value="-0.3208">
            <text:p>-0.3208</text:p>
          </table:table-cell>
          <table:table-cell office:value-type="string">
            <text:p>-0.4045 to -0.23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804">
            <text:p>-0.1804</text:p>
          </table:table-cell>
          <table:table-cell office:value-type="float" office:value="8.074">
            <text:p>8.07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3208">
            <text:p>-0.3208</text:p>
          </table:table-cell>
          <table:table-cell office:value-type="float" office:value="14.35">
            <text:p>14.3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1.8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1.8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406">
            <text:p>3.406</text:p>
          </table:table-cell>
          <table:table-cell office:value-type="float" office:value="3.106">
            <text:p>3.106</text:p>
          </table:table-cell>
          <table:table-cell office:value-type="float" office:value="-0.3003">
            <text:p>-0.3003</text:p>
          </table:table-cell>
          <table:table-cell office:value-type="string">
            <text:p>-0.3840 to -0.2166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84">
            <text:p>3.384</text:p>
          </table:table-cell>
          <table:table-cell office:value-type="float" office:value="2.755">
            <text:p>2.755</text:p>
          </table:table-cell>
          <table:table-cell office:value-type="float" office:value="-0.6293">
            <text:p>-0.6293</text:p>
          </table:table-cell>
          <table:table-cell office:value-type="string">
            <text:p>-0.7130 to -0.54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3003">
            <text:p>-0.3003</text:p>
          </table:table-cell>
          <table:table-cell office:value-type="float" office:value="13.44">
            <text:p>13.4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6293">
            <text:p>-0.6293</text:p>
          </table:table-cell>
          <table:table-cell office:value-type="float" office:value="28.16">
            <text:p>28.1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3.0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3.0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57">
            <text:p>3.357</text:p>
          </table:table-cell>
          <table:table-cell office:value-type="float" office:value="3.302">
            <text:p>3.302</text:p>
          </table:table-cell>
          <table:table-cell office:value-type="float" office:value="-0.05432">
            <text:p>-0.05432</text:p>
          </table:table-cell>
          <table:table-cell office:value-type="string">
            <text:p>-0.1380 to 0.02938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32">
            <text:p>3.332</text:p>
          </table:table-cell>
          <table:table-cell office:value-type="float" office:value="3.274">
            <text:p>3.274</text:p>
          </table:table-cell>
          <table:table-cell office:value-type="float" office:value="-0.05864">
            <text:p>-0.05864</text:p>
          </table:table-cell>
          <table:table-cell office:value-type="string">
            <text:p>-0.1423 to 0.025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5432">
            <text:p>-0.05432</text:p>
          </table:table-cell>
          <table:table-cell office:value-type="float" office:value="2.431">
            <text:p>2.431</text:p>
          </table:table-cell>
          <table:table-cell office:value-type="string">
            <text:p>P &lt; 0.05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05864">
            <text:p>-0.05864</text:p>
          </table:table-cell>
          <table:table-cell office:value-type="float" office:value="2.624">
            <text:p>2.624</text:p>
          </table:table-cell>
          <table:table-cell office:value-type="string">
            <text:p>P &lt; 0.05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57">
            <text:p>3.357</text:p>
          </table:table-cell>
          <table:table-cell office:value-type="float" office:value="3.226">
            <text:p>3.226</text:p>
          </table:table-cell>
          <table:table-cell office:value-type="float" office:value="-0.1311">
            <text:p>-0.1311</text:p>
          </table:table-cell>
          <table:table-cell office:value-type="string">
            <text:p>-0.2148 to -0.04737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32">
            <text:p>3.332</text:p>
          </table:table-cell>
          <table:table-cell office:value-type="float" office:value="3.064">
            <text:p>3.064</text:p>
          </table:table-cell>
          <table:table-cell office:value-type="float" office:value="-0.2685">
            <text:p>-0.2685</text:p>
          </table:table-cell>
          <table:table-cell office:value-type="string">
            <text:p>-0.3522 to -0.18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311">
            <text:p>-0.1311</text:p>
          </table:table-cell>
          <table:table-cell office:value-type="float" office:value="5.865">
            <text:p>5.86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2685">
            <text:p>-0.2685</text:p>
          </table:table-cell>
          <table:table-cell office:value-type="float" office:value="12.01">
            <text:p>12.0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2.4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2.4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57">
            <text:p>3.357</text:p>
          </table:table-cell>
          <table:table-cell office:value-type="float" office:value="3.106">
            <text:p>3.106</text:p>
          </table:table-cell>
          <table:table-cell office:value-type="float" office:value="-0.2509">
            <text:p>-0.2509</text:p>
          </table:table-cell>
          <table:table-cell office:value-type="string">
            <text:p>-0.3346 to -0.1672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332">
            <text:p>3.332</text:p>
          </table:table-cell>
          <table:table-cell office:value-type="float" office:value="2.755">
            <text:p>2.755</text:p>
          </table:table-cell>
          <table:table-cell office:value-type="float" office:value="-0.577">
            <text:p>-0.577</text:p>
          </table:table-cell>
          <table:table-cell office:value-type="string">
            <text:p>-0.6607 to -0.49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2509">
            <text:p>-0.2509</text:p>
          </table:table-cell>
          <table:table-cell office:value-type="float" office:value="11.23">
            <text:p>11.2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577">
            <text:p>-0.577</text:p>
          </table:table-cell>
          <table:table-cell office:value-type="float" office:value="25.82">
            <text:p>25.8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0 vs eL=-65.0 gnaps=3.6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0</text:p>
          </table:table-cell>
          <table:table-cell office:value-type="string">
            <text:p>eL=-65.0 gnaps=3.6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02">
            <text:p>3.302</text:p>
          </table:table-cell>
          <table:table-cell office:value-type="float" office:value="3.226">
            <text:p>3.226</text:p>
          </table:table-cell>
          <table:table-cell office:value-type="float" office:value="-0.07675">
            <text:p>-0.07675</text:p>
          </table:table-cell>
          <table:table-cell office:value-type="string">
            <text:p>-0.1604 to 0.006950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274">
            <text:p>3.274</text:p>
          </table:table-cell>
          <table:table-cell office:value-type="float" office:value="3.064">
            <text:p>3.064</text:p>
          </table:table-cell>
          <table:table-cell office:value-type="float" office:value="-0.2098">
            <text:p>-0.2098</text:p>
          </table:table-cell>
          <table:table-cell office:value-type="string">
            <text:p>-0.2935 to -0.12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07675">
            <text:p>-0.07675</text:p>
          </table:table-cell>
          <table:table-cell office:value-type="float" office:value="3.435">
            <text:p>3.435</text:p>
          </table:table-cell>
          <table:table-cell office:value-type="string">
            <text:p>P&lt;0.01</text:p>
          </table:table-cell>
          <table:table-cell office:value-type="string">
            <text:p>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2098">
            <text:p>-0.2098</text:p>
          </table:table-cell>
          <table:table-cell office:value-type="float" office:value="9.39">
            <text:p>9.39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0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0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302">
            <text:p>3.302</text:p>
          </table:table-cell>
          <table:table-cell office:value-type="float" office:value="3.106">
            <text:p>3.106</text:p>
          </table:table-cell>
          <table:table-cell office:value-type="float" office:value="-0.1966">
            <text:p>-0.1966</text:p>
          </table:table-cell>
          <table:table-cell office:value-type="string">
            <text:p>-0.2803 to -0.1129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274">
            <text:p>3.274</text:p>
          </table:table-cell>
          <table:table-cell office:value-type="float" office:value="2.755">
            <text:p>2.755</text:p>
          </table:table-cell>
          <table:table-cell office:value-type="float" office:value="-0.5183">
            <text:p>-0.5183</text:p>
          </table:table-cell>
          <table:table-cell office:value-type="string">
            <text:p>-0.6020 to -0.43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966">
            <text:p>-0.1966</text:p>
          </table:table-cell>
          <table:table-cell office:value-type="float" office:value="8.797">
            <text:p>8.79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5183">
            <text:p>-0.5183</text:p>
          </table:table-cell>
          <table:table-cell office:value-type="float" office:value="23.2">
            <text:p>23.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L=-65.0 gnaps=3.6 vs eL=-65.0 gnaps=4.2</text:p>
          </table:table-cell>
          <table:table-cell table:number-columns-repeated="4"/>
        </table:table-row>
        <table:table-row table:style-name="ro1">
          <table:table-cell office:value-type="string">
            <text:p>Model</text:p>
          </table:table-cell>
          <table:table-cell office:value-type="string">
            <text:p>eL=-65.0 gnaps=3.6</text:p>
          </table:table-cell>
          <table:table-cell office:value-type="string">
            <text:p>eL=-65.0 gnaps=4.2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3.226">
            <text:p>3.226</text:p>
          </table:table-cell>
          <table:table-cell office:value-type="float" office:value="3.106">
            <text:p>3.106</text:p>
          </table:table-cell>
          <table:table-cell office:value-type="float" office:value="-0.1198">
            <text:p>-0.1198</text:p>
          </table:table-cell>
          <table:table-cell office:value-type="string">
            <text:p>-0.2035 to -0.03613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3.064">
            <text:p>3.064</text:p>
          </table:table-cell>
          <table:table-cell office:value-type="float" office:value="2.755">
            <text:p>2.755</text:p>
          </table:table-cell>
          <table:table-cell office:value-type="float" office:value="-0.3085">
            <text:p>-0.3085</text:p>
          </table:table-cell>
          <table:table-cell office:value-type="string">
            <text:p>-0.3922 to -0.22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TB</text:p>
          </table:table-cell>
          <table:table-cell office:value-type="float" office:value="-0.1198">
            <text:p>-0.1198</text:p>
          </table:table-cell>
          <table:table-cell office:value-type="float" office:value="5.363">
            <text:p>5.36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Yan</text:p>
          </table:table-cell>
          <table:table-cell office:value-type="float" office:value="-0.3085">
            <text:p>-0.3085</text:p>
          </table:table-cell>
          <table:table-cell office:value-type="float" office:value="13.81">
            <text:p>13.81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</table:table>
      <table:table table:name="Sheet1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arameter</text:p>
          </table:table-cell>
          <table:table-cell table:number-columns-repeated="4"/>
        </table:table-row>
        <table:table-row table:style-name="ro1">
          <table:table-cell office:value-type="string">
            <text:p>Table Analyzed</text:p>
          </table:table-cell>
          <table:table-cell office:value-type="string">
            <text:p>Interburst Interval inv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wo-way ANOV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% of total variation</text:p>
          </table:table-cell>
          <table:table-cell office:value-type="string">
            <text:p>P value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1.75">
            <text:p>1.75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.57">
            <text:p>1.57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93.75">
            <text:p>93.75</text:p>
          </table:table-cell>
          <table:table-cell office:value-type="string">
            <text:p>&lt; 0.00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P value summary</text:p>
          </table:table-cell>
          <table:table-cell office:value-type="string">
            <text:p>Significant?</text:p>
          </table:table-cell>
          <table:table-cell table:number-columns-repeated="2"/>
        </table:table-row>
        <table:table-row table:style-name="ro1">
          <table:table-cell office:value-type="string">
            <text:p><text:s text:c="2"/>Interaction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Model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<text:s text:c="2"/>Parameters</text:p>
          </table:table-cell>
          <table:table-cell office:value-type="string">
            <text:p>***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rce of Variation</text:p>
          </table:table-cell>
          <table:table-cell office:value-type="string">
            <text:p>Df</text:p>
          </table:table-cell>
          <table:table-cell office:value-type="string">
            <text:p>Sum-of-squares</text:p>
          </table:table-cell>
          <table:table-cell office:value-type="string">
            <text:p>Mean square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<text:s text:c="2"/>Interaction</text:p>
          </table:table-cell>
          <table:table-cell office:value-type="float" office:value="14">
            <text:p>14</text:p>
          </table:table-cell>
          <table:table-cell office:value-type="float" office:value="30.98">
            <text:p>30.98</text:p>
          </table:table-cell>
          <table:table-cell office:value-type="float" office:value="2.213">
            <text:p>2.213</text:p>
          </table:table-cell>
          <table:table-cell office:value-type="float" office:value="104.2">
            <text:p>104.2</text:p>
          </table:table-cell>
        </table:table-row>
        <table:table-row table:style-name="ro1">
          <table:table-cell office:value-type="string">
            <text:p><text:s text:c="2"/>Model</text:p>
          </table:table-cell>
          <table:table-cell office:value-type="float" office:value="1">
            <text:p>1</text:p>
          </table:table-cell>
          <table:table-cell table:number-columns-repeated="2" office:value-type="float" office:value="27.92">
            <text:p>27.92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string">
            <text:p><text:s text:c="2"/>Parameters</text:p>
          </table:table-cell>
          <table:table-cell office:value-type="float" office:value="14">
            <text:p>14</text:p>
          </table:table-cell>
          <table:table-cell office:value-type="float" office:value="1664">
            <text:p>1664</text:p>
          </table:table-cell>
          <table:table-cell office:value-type="float" office:value="118.9">
            <text:p>118.9</text:p>
          </table:table-cell>
          <table:table-cell office:value-type="float" office:value="5599">
            <text:p>5599</text:p>
          </table:table-cell>
        </table:table-row>
        <table:table-row table:style-name="ro1">
          <table:table-cell office:value-type="string">
            <text:p><text:s text:c="2"/>Residual</text:p>
          </table:table-cell>
          <table:table-cell office:value-type="float" office:value="2450">
            <text:p>2450</text:p>
          </table:table-cell>
          <table:table-cell office:value-type="float" office:value="52.02">
            <text:p>52.02</text:p>
          </table:table-cell>
          <table:table-cell office:value-type="float" office:value="0.02123">
            <text:p>0.0212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umber of missing values</text:p>
          </table:table-cell>
          <table:table-cell office:value-type="float" office:value="2320">
            <text:p>23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onferroni posttes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B vs Yan</text:p>
          </table:table-cell>
          <table:table-cell table:number-columns-repeated="4"/>
        </table:table-row>
        <table:table-row table:style-name="ro1">
          <table:table-cell office:value-type="string">
            <text:p>Parameters</text:p>
          </table:table-cell>
          <table:table-cell office:value-type="string">
            <text:p>TB</text:p>
          </table:table-cell>
          <table:table-cell office:value-type="string">
            <text:p>Yan</text:p>
          </table:table-cell>
          <table:table-cell office:value-type="string">
            <text:p>Difference</text:p>
          </table:table-cell>
          <table:table-cell office:value-type="string">
            <text:p>95% CI of diff.</text:p>
          </table:table-cell>
        </table:table-row>
        <table:table-row table:style-name="ro1">
          <table:table-cell office:value-type="string">
            <text:p><text:s text:c="2"/>eL=-55.0 gnaps=1.8</text:p>
          </table:table-cell>
          <table:table-cell office:value-type="float" office:value="3.134">
            <text:p>3.134</text:p>
          </table:table-cell>
          <table:table-cell office:value-type="float" office:value="2.716">
            <text:p>2.716</text:p>
          </table:table-cell>
          <table:table-cell office:value-type="float" office:value="-0.418">
            <text:p>-0.418</text:p>
          </table:table-cell>
          <table:table-cell office:value-type="string">
            <text:p>-0.4856 to -0.3503</text:p>
          </table:table-cell>
        </table:table-row>
        <table:table-row table:style-name="ro1">
          <table:table-cell office:value-type="string">
            <text:p><text:s text:c="2"/>eL=-55.0 gnaps=2.4</text:p>
          </table:table-cell>
          <table:table-cell office:value-type="float" office:value="2.36">
            <text:p>2.36</text:p>
          </table:table-cell>
          <table:table-cell office:value-type="float" office:value="1.877">
            <text:p>1.877</text:p>
          </table:table-cell>
          <table:table-cell office:value-type="float" office:value="-0.4829">
            <text:p>-0.4829</text:p>
          </table:table-cell>
          <table:table-cell office:value-type="string">
            <text:p>-0.5506 to -0.4152</text:p>
          </table:table-cell>
        </table:table-row>
        <table:table-row table:style-name="ro1">
          <table:table-cell office:value-type="string">
            <text:p><text:s text:c="2"/>eL=-55.0 gnaps=3.0</text:p>
          </table:table-cell>
          <table:table-cell office:value-type="float" office:value="1.754">
            <text:p>1.754</text:p>
          </table:table-cell>
          <table:table-cell office:value-type="float" office:value="1.387">
            <text:p>1.387</text:p>
          </table:table-cell>
          <table:table-cell office:value-type="float" office:value="-0.367">
            <text:p>-0.367</text:p>
          </table:table-cell>
          <table:table-cell office:value-type="string">
            <text:p>-0.4347 to -0.2993</text:p>
          </table:table-cell>
        </table:table-row>
        <table:table-row table:style-name="ro1">
          <table:table-cell office:value-type="string">
            <text:p><text:s text:c="2"/>eL=-55.0 gnaps=3.6</text:p>
          </table:table-cell>
          <table:table-cell office:value-type="float" office:value="1.407">
            <text:p>1.407</text:p>
          </table:table-cell>
          <table:table-cell office:value-type="float" office:value="1.046">
            <text:p>1.046</text:p>
          </table:table-cell>
          <table:table-cell office:value-type="float" office:value="-0.3611">
            <text:p>-0.3611</text:p>
          </table:table-cell>
          <table:table-cell office:value-type="string">
            <text:p>-0.4287 to -0.2934</text:p>
          </table:table-cell>
        </table:table-row>
        <table:table-row table:style-name="ro1">
          <table:table-cell office:value-type="string">
            <text:p><text:s text:c="2"/>eL=-55.0 gnaps=4.2</text:p>
          </table:table-cell>
          <table:table-cell office:value-type="float" office:value="1.15">
            <text:p>1.15</text:p>
          </table:table-cell>
          <table:table-cell office:value-type="float" office:value="0.8258">
            <text:p>0.8258</text:p>
          </table:table-cell>
          <table:table-cell office:value-type="float" office:value="-0.3239">
            <text:p>-0.3239</text:p>
          </table:table-cell>
          <table:table-cell office:value-type="string">
            <text:p>-0.3916 to -0.2562</text:p>
          </table:table-cell>
        </table:table-row>
        <table:table-row table:style-name="ro1">
          <table:table-cell office:value-type="string">
            <text:p><text:s text:c="2"/>eL=-60.0 gnaps=1.8</text:p>
          </table:table-cell>
          <table:table-cell office:value-type="float" office:value="3.343">
            <text:p>3.343</text:p>
          </table:table-cell>
          <table:table-cell office:value-type="float" office:value="3.341">
            <text:p>3.341</text:p>
          </table:table-cell>
          <table:table-cell office:value-type="float" office:value="-0.001943">
            <text:p>-0.001943</text:p>
          </table:table-cell>
          <table:table-cell office:value-type="string">
            <text:p>-0.06964 to 0.06575</text:p>
          </table:table-cell>
        </table:table-row>
        <table:table-row table:style-name="ro1">
          <table:table-cell office:value-type="string">
            <text:p><text:s text:c="2"/>eL=-60.0 gnaps=2.4</text:p>
          </table:table-cell>
          <table:table-cell office:value-type="float" office:value="3.256">
            <text:p>3.256</text:p>
          </table:table-cell>
          <table:table-cell office:value-type="float" office:value="3.08">
            <text:p>3.08</text:p>
          </table:table-cell>
          <table:table-cell office:value-type="float" office:value="-0.1756">
            <text:p>-0.1756</text:p>
          </table:table-cell>
          <table:table-cell office:value-type="string">
            <text:p>-0.2433 to -0.1079</text:p>
          </table:table-cell>
        </table:table-row>
        <table:table-row table:style-name="ro1">
          <table:table-cell office:value-type="string">
            <text:p><text:s text:c="2"/>eL=-60.0 gnaps=3.0</text:p>
          </table:table-cell>
          <table:table-cell office:value-type="float" office:value="2.876">
            <text:p>2.876</text:p>
          </table:table-cell>
          <table:table-cell office:value-type="float" office:value="2.451">
            <text:p>2.451</text:p>
          </table:table-cell>
          <table:table-cell office:value-type="float" office:value="-0.4253">
            <text:p>-0.4253</text:p>
          </table:table-cell>
          <table:table-cell office:value-type="string">
            <text:p>-0.4930 to -0.3576</text:p>
          </table:table-cell>
        </table:table-row>
        <table:table-row table:style-name="ro1">
          <table:table-cell office:value-type="string">
            <text:p><text:s text:c="2"/>eL=-60.0 gnaps=3.6</text:p>
          </table:table-cell>
          <table:table-cell office:value-type="float" office:value="2.367">
            <text:p>2.367</text:p>
          </table:table-cell>
          <table:table-cell office:value-type="float" office:value="1.944">
            <text:p>1.944</text:p>
          </table:table-cell>
          <table:table-cell office:value-type="float" office:value="-0.4232">
            <text:p>-0.4232</text:p>
          </table:table-cell>
          <table:table-cell office:value-type="string">
            <text:p>-0.4909 to -0.3555</text:p>
          </table:table-cell>
        </table:table-row>
        <table:table-row table:style-name="ro1">
          <table:table-cell office:value-type="string">
            <text:p><text:s text:c="2"/>eL=-60.0 gnaps=4.2</text:p>
          </table:table-cell>
          <table:table-cell office:value-type="float" office:value="1.274">
            <text:p>1.274</text:p>
          </table:table-cell>
          <table:table-cell office:value-type="float" office:value="1.632">
            <text:p>1.632</text:p>
          </table:table-cell>
          <table:table-cell office:value-type="float" office:value="0.3581">
            <text:p>0.3581</text:p>
          </table:table-cell>
          <table:table-cell office:value-type="string">
            <text:p>0.2995 to 0.4167</text:p>
          </table:table-cell>
        </table:table-row>
        <table:table-row table:style-name="ro1">
          <table:table-cell office:value-type="string">
            <text:p><text:s text:c="2"/>eL=-65.0 gnaps=1.8</text:p>
          </table:table-cell>
          <table:table-cell office:value-type="float" office:value="3.406">
            <text:p>3.406</text:p>
          </table:table-cell>
          <table:table-cell office:value-type="float" office:value="3.384">
            <text:p>3.384</text:p>
          </table:table-cell>
          <table:table-cell office:value-type="float" office:value="-0.02168">
            <text:p>-0.02168</text:p>
          </table:table-cell>
          <table:table-cell office:value-type="string">
            <text:p>-0.08938 to 0.04601</text:p>
          </table:table-cell>
        </table:table-row>
        <table:table-row table:style-name="ro1">
          <table:table-cell office:value-type="string">
            <text:p><text:s text:c="2"/>eL=-65.0 gnaps=2.4</text:p>
          </table:table-cell>
          <table:table-cell office:value-type="float" office:value="3.357">
            <text:p>3.357</text:p>
          </table:table-cell>
          <table:table-cell office:value-type="float" office:value="3.332">
            <text:p>3.332</text:p>
          </table:table-cell>
          <table:table-cell office:value-type="float" office:value="-0.02462">
            <text:p>-0.02462</text:p>
          </table:table-cell>
          <table:table-cell office:value-type="string">
            <text:p>-0.09232 to 0.04307</text:p>
          </table:table-cell>
        </table:table-row>
        <table:table-row table:style-name="ro1">
          <table:table-cell office:value-type="string">
            <text:p><text:s text:c="2"/>eL=-65.0 gnaps=3.0</text:p>
          </table:table-cell>
          <table:table-cell office:value-type="float" office:value="3.302">
            <text:p>3.302</text:p>
          </table:table-cell>
          <table:table-cell office:value-type="float" office:value="3.274">
            <text:p>3.274</text:p>
          </table:table-cell>
          <table:table-cell office:value-type="float" office:value="-0.02894">
            <text:p>-0.02894</text:p>
          </table:table-cell>
          <table:table-cell office:value-type="string">
            <text:p>-0.09663 to 0.03875</text:p>
          </table:table-cell>
        </table:table-row>
        <table:table-row table:style-name="ro1">
          <table:table-cell office:value-type="string">
            <text:p><text:s text:c="2"/>eL=-65.0 gnaps=3.6</text:p>
          </table:table-cell>
          <table:table-cell office:value-type="float" office:value="3.226">
            <text:p>3.226</text:p>
          </table:table-cell>
          <table:table-cell office:value-type="float" office:value="3.064">
            <text:p>3.064</text:p>
          </table:table-cell>
          <table:table-cell office:value-type="float" office:value="-0.162">
            <text:p>-0.162</text:p>
          </table:table-cell>
          <table:table-cell office:value-type="string">
            <text:p>-0.2297 to -0.09434</text:p>
          </table:table-cell>
        </table:table-row>
        <table:table-row table:style-name="ro1">
          <table:table-cell office:value-type="string">
            <text:p><text:s text:c="2"/>eL=-65.0 gnaps=4.2</text:p>
          </table:table-cell>
          <table:table-cell office:value-type="float" office:value="3.106">
            <text:p>3.106</text:p>
          </table:table-cell>
          <table:table-cell office:value-type="float" office:value="2.755">
            <text:p>2.755</text:p>
          </table:table-cell>
          <table:table-cell office:value-type="float" office:value="-0.3507">
            <text:p>-0.3507</text:p>
          </table:table-cell>
          <table:table-cell office:value-type="string">
            <text:p>-0.4184 to -0.283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Parameters</text:p>
          </table:table-cell>
          <table:table-cell office:value-type="string">
            <text:p>Difference</text:p>
          </table:table-cell>
          <table:table-cell office:value-type="string">
            <text:p>t</text:p>
          </table:table-cell>
          <table:table-cell office:value-type="string">
            <text:p>P value</text:p>
          </table:table-cell>
          <table:table-cell office:value-type="string">
            <text:p>Summary</text:p>
          </table:table-cell>
        </table:table-row>
        <table:table-row table:style-name="ro1">
          <table:table-cell office:value-type="string">
            <text:p><text:s text:c="2"/>eL=-55.0 gnaps=1.8</text:p>
          </table:table-cell>
          <table:table-cell office:value-type="float" office:value="-0.418">
            <text:p>-0.418</text:p>
          </table:table-cell>
          <table:table-cell office:value-type="float" office:value="18.14">
            <text:p>18.14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2.4</text:p>
          </table:table-cell>
          <table:table-cell office:value-type="float" office:value="-0.4829">
            <text:p>-0.4829</text:p>
          </table:table-cell>
          <table:table-cell office:value-type="float" office:value="20.96">
            <text:p>20.9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3.0</text:p>
          </table:table-cell>
          <table:table-cell office:value-type="float" office:value="-0.367">
            <text:p>-0.367</text:p>
          </table:table-cell>
          <table:table-cell office:value-type="float" office:value="15.93">
            <text:p>15.9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3.6</text:p>
          </table:table-cell>
          <table:table-cell office:value-type="float" office:value="-0.3611">
            <text:p>-0.3611</text:p>
          </table:table-cell>
          <table:table-cell office:value-type="float" office:value="15.67">
            <text:p>15.6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55.0 gnaps=4.2</text:p>
          </table:table-cell>
          <table:table-cell office:value-type="float" office:value="-0.3239">
            <text:p>-0.3239</text:p>
          </table:table-cell>
          <table:table-cell office:value-type="float" office:value="14.06">
            <text:p>14.0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1.8</text:p>
          </table:table-cell>
          <table:table-cell office:value-type="float" office:value="-0.001943">
            <text:p>-0.001943</text:p>
          </table:table-cell>
          <table:table-cell office:value-type="float" office:value="0.08433">
            <text:p>0.08433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0.0 gnaps=2.4</text:p>
          </table:table-cell>
          <table:table-cell office:value-type="float" office:value="-0.1756">
            <text:p>-0.1756</text:p>
          </table:table-cell>
          <table:table-cell office:value-type="float" office:value="7.62">
            <text:p>7.6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3.0</text:p>
          </table:table-cell>
          <table:table-cell office:value-type="float" office:value="-0.4253">
            <text:p>-0.4253</text:p>
          </table:table-cell>
          <table:table-cell office:value-type="float" office:value="18.46">
            <text:p>18.46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3.6</text:p>
          </table:table-cell>
          <table:table-cell office:value-type="float" office:value="-0.4232">
            <text:p>-0.4232</text:p>
          </table:table-cell>
          <table:table-cell office:value-type="float" office:value="18.37">
            <text:p>18.37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0.0 gnaps=4.2</text:p>
          </table:table-cell>
          <table:table-cell office:value-type="float" office:value="0.3581">
            <text:p>0.3581</text:p>
          </table:table-cell>
          <table:table-cell office:value-type="float" office:value="17.95">
            <text:p>17.95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5.0 gnaps=1.8</text:p>
          </table:table-cell>
          <table:table-cell office:value-type="float" office:value="-0.02168">
            <text:p>-0.02168</text:p>
          </table:table-cell>
          <table:table-cell office:value-type="float" office:value="0.9411">
            <text:p>0.9411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2.4</text:p>
          </table:table-cell>
          <table:table-cell office:value-type="float" office:value="-0.02462">
            <text:p>-0.02462</text:p>
          </table:table-cell>
          <table:table-cell office:value-type="float" office:value="1.069">
            <text:p>1.069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3.0</text:p>
          </table:table-cell>
          <table:table-cell office:value-type="float" office:value="-0.02894">
            <text:p>-0.02894</text:p>
          </table:table-cell>
          <table:table-cell office:value-type="float" office:value="1.256">
            <text:p>1.256</text:p>
          </table:table-cell>
          <table:table-cell office:value-type="string">
            <text:p>P &gt; 0.05</text:p>
          </table:table-cell>
          <table:table-cell office:value-type="string">
            <text:p>ns</text:p>
          </table:table-cell>
        </table:table-row>
        <table:table-row table:style-name="ro1">
          <table:table-cell office:value-type="string">
            <text:p><text:s text:c="2"/>eL=-65.0 gnaps=3.6</text:p>
          </table:table-cell>
          <table:table-cell office:value-type="float" office:value="-0.162">
            <text:p>-0.162</text:p>
          </table:table-cell>
          <table:table-cell office:value-type="float" office:value="7.033">
            <text:p>7.033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<text:s text:c="2"/>eL=-65.0 gnaps=4.2</text:p>
          </table:table-cell>
          <table:table-cell office:value-type="float" office:value="-0.3507">
            <text:p>-0.3507</text:p>
          </table:table-cell>
          <table:table-cell office:value-type="float" office:value="15.22">
            <text:p>15.22</text:p>
          </table:table-cell>
          <table:table-cell office:value-type="string">
            <text:p>P&lt;0.001</text:p>
          </table:table-cell>
          <table:table-cell office:value-type="string">
            <text:p>**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1:3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5T11:39:07</dc:date>
    <dc:creator>Morgan Fine-Morris</dc:creator>
    <meta:document-statistic meta:table-count="2" meta:cell-count="4487" meta:object-count="0"/>
    <meta:generator>OpenOffice/4.1.1$Unix OpenOffice.org_project/411m6$Build-9775</meta:generator>
  </office:meta>
</office:document-meta>
</file>